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4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42.46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8.54pt" fo:break-before="auto" style:use-optimal-row-height="false"/>
    </style:style>
    <style:style style:name="ro3" style:family="table-row">
      <style:table-row-properties style:row-height="14.66pt" fo:break-before="auto" style:use-optimal-row-height="false"/>
    </style:style>
    <style:style style:name="ro4" style:family="table-row">
      <style:table-row-properties style:row-height="26.1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7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map style:condition="cell-content()=1" style:apply-style-name="Untitled1" style:base-cell-address="Sheet2.B7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1" style:apply-style-name="Untitled1" style:base-cell-address="Sheet2.B7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3">
        <office:forms form:automatic-focus="false" form:apply-design-mode="false"/>
        <table:table-column table:style-name="co1" table:number-columns-repeated="3" table:default-cell-style-name="ce1"/>
        <table:table-column table:style-name="co2" table:visibility="collapse" table:number-columns-repeated="2" table:default-cell-style-name="ce1"/>
        <table:table-column table:style-name="co2" table:visibility="collapse" table:number-columns-repeated="3" table:default-cell-style-name="ce2"/>
        <table:table-column table:style-name="co1" table:default-cell-style-name="ce5"/>
        <table:table-column table:style-name="co2" table:visibility="collapse" table:number-columns-repeated="3" table:default-cell-style-name="ce5"/>
        <table:table-column table:style-name="co1" table:default-cell-style-name="ce5"/>
        <table:table-column table:style-name="co2" table:visibility="collapse" table:number-columns-repeated="2" table:default-cell-style-name="ce5"/>
        <table:table-column table:style-name="co1" table:default-cell-style-name="ce5"/>
        <table:table-column table:style-name="co2" table:visibility="collapse" table:default-cell-style-name="ce5"/>
        <table:table-column table:style-name="co1" table:default-cell-style-name="ce5"/>
        <table:table-column table:style-name="co2" table:visibility="collapse" table:default-cell-style-name="ce6"/>
        <table:table-column table:style-name="co2" table:visibility="collapse" table:number-columns-repeated="2" table:default-cell-style-name="ce5"/>
        <table:table-column table:style-name="co2" table:visibility="collapse" table:default-cell-style-name="ce1"/>
        <table:table-column table:style-name="co1" table:default-cell-style-name="ce7"/>
        <table:table-column table:style-name="co3" table:default-cell-style-name="ce1"/>
        <table:table-column table:style-name="co1" table:number-columns-repeated="233" table:default-cell-style-name="ce1"/>
        <table:table-row table:style-name="ro1">
          <table:table-cell table:number-columns-repeated="8"/>
          <table:table-cell office:value-type="string" calcext:value-type="string">
            <text:p>Type 1</text:p>
          </table:table-cell>
          <table:table-cell table:number-columns-repeated="3"/>
          <table:table-cell office:value-type="string" calcext:value-type="string">
            <text:p>Type 2</text:p>
          </table:table-cell>
          <table:table-cell table:number-columns-repeated="2"/>
          <table:table-cell office:value-type="string" calcext:value-type="string">
            <text:p>Type 3</text:p>
          </table:table-cell>
          <table:table-cell/>
          <table:table-cell office:value-type="string" calcext:value-type="string">
            <text:p>Type 4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List</text:p>
          </table:table-cell>
          <table:table-cell table:number-columns-repeated="2"/>
          <table:table-cell table:style-name="ce5" office:value-type="string" calcext:value-type="string">
            <text:p>List</text:p>
          </table:table-cell>
          <table:table-cell table:style-name="ce2" office:value-type="string" calcext:value-type="string">
            <text:p>Total of bad channels</text:p>
          </table:table-cell>
          <table:table-cell table:number-columns-repeated="233"/>
        </table:table-row>
        <table:table-row table:style-name="ro2">
          <table:table-cell table:style-name="ce2" office:value-type="string" calcext:value-type="string">
            <text:p>Type 1</text:p>
          </table:table-cell>
          <table:table-cell table:style-name="ce3" office:value-type="string" calcext:value-type="string">
            <text:p>112,113,85,36,47,58,69,72,</text:p>
          </table:table-cell>
          <table:table-cell table:style-name="ce3"/>
          <table:table-cell table:formula="of:=[.B2]&amp;&quot;,&quot;" office:value-type="string" office:string-value="112,113,85,36,47,58,69,72,," calcext:value-type="string">
            <text:p>112,113,85,36,47,58,69,72,,</text:p>
          </table:table-cell>
          <table:table-cell/>
          <table:table-cell table:formula="of:=VALUE(IF(LEN([.D2])&gt;0;LEFT([.D2];FIND(&quot;,&quot;;[.D2])-1);&quot;&quot;))" office:value-type="float" office:value="112" calcext:value-type="float">
            <text:p>112</text:p>
          </table:table-cell>
          <table:table-cell/>
          <table:table-cell table:formula="of:=[.B3]&amp;&quot;,&quot;" office:value-type="string" office:string-value="93,127,88,99,,,,," calcext:value-type="string">
            <text:p>93,127,88,99,,,,,</text:p>
          </table:table-cell>
          <table:table-cell table:formula="of:=IF([.F2]&lt;&gt;&quot;&quot;;VALUE([.F2]);&quot;&quot;)" office:value-type="float" office:value="112" calcext:value-type="float">
            <text:p>112</text:p>
          </table:table-cell>
          <table:table-cell table:formula="of:=IF(LEN([.H2])&gt;0;LEFT([.H2];FIND(&quot;,&quot;;[.H2])-1);&quot;&quot;)" office:value-type="string" office:string-value="93" calcext:value-type="string">
            <text:p>93</text:p>
          </table:table-cell>
          <table:table-cell/>
          <table:table-cell table:formula="of:=[.B4]&amp;&quot;,&quot;" office:value-type="string" office:string-value="121,134, 99,88,85,69,96,73," calcext:value-type="string">
            <text:p>121,134, 99,88,85,69,96,73,</text:p>
          </table:table-cell>
          <table:table-cell table:formula="of:=IF([.J2]&lt;&gt;&quot;&quot;;VALUE([.J2]);&quot;&quot;)" office:value-type="float" office:value="93" calcext:value-type="float">
            <text:p>93</text:p>
          </table:table-cell>
          <table:table-cell table:formula="of:=IF(LEN([.L2])&gt;0;LEFT([.L2];FIND(&quot;,&quot;;[.L2])-1);&quot;&quot;)" office:value-type="string" office:string-value="121" calcext:value-type="string">
            <text:p>121</text:p>
          </table:table-cell>
          <table:table-cell table:formula="of:=[.B5]&amp;&quot;,&quot;" office:value-type="string" office:string-value="175,251,63,72,            73,," calcext:value-type="string">
            <text:p>175,251,63,72, <text:s text:c="11"/>73,,</text:p>
          </table:table-cell>
          <table:table-cell table:formula="of:=IF([.N2]&lt;&gt;&quot;&quot;;VALUE([.N2]);&quot;&quot;)" office:value-type="float" office:value="121" calcext:value-type="float">
            <text:p>121</text:p>
          </table:table-cell>
          <table:table-cell table:formula="of:=IF(LEN([.O2])&gt;0;LEFT([.O2];FIND(&quot;,&quot;;[.O2])-1);&quot;&quot;)" office:value-type="string" office:string-value="175" calcext:value-type="string">
            <text:p>175</text:p>
          </table:table-cell>
          <table:table-cell table:formula="of:=IF([.Q2]&lt;&gt;&quot;&quot;;VALUE([.Q2]);&quot;&quot;)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formula="of:=IF([.S2]&lt;=COUNT([.$I$2:.$R$100]);SMALL([.$I$2:.$R$100];[.S2]);&quot;&quot;)" office:value-type="float" office:value="36" calcext:value-type="float">
            <text:p>36</text:p>
          </table:table-cell>
          <table:table-cell table:formula="of:=IF(ISNUMBER([.T2]);COUNTIF([.$I$2:.$R$100];[.T2]);&quot;&quot;)" office:value-type="float" office:value="1" calcext:value-type="float">
            <text:p>1</text:p>
          </table:table-cell>
          <table:table-cell table:formula="of:=[.T2]" office:value-type="float" office:value="36" calcext:value-type="float">
            <text:p>36</text:p>
          </table:table-cell>
          <table:table-cell table:style-name="ce5" table:formula="of:=IF(ROW()&lt;([.$X$2]+1);SMALL([.V$2:.V$75];ROW()-1);&quot;&quot;)" office:value-type="float" office:value="36" calcext:value-type="float">
            <text:p>36</text:p>
          </table:table-cell>
          <table:table-cell table:style-name="ce8" table:formula="of:=COUNT([.V$2:.V$100])" office:value-type="float" office:value="19" calcext:value-type="float">
            <text:p>19</text:p>
          </table:table-cell>
          <table:table-cell table:number-columns-repeated="233"/>
        </table:table-row>
        <table:table-row table:style-name="ro1">
          <table:table-cell table:style-name="ce2" office:value-type="string" calcext:value-type="string">
            <text:p>Type 2</text:p>
          </table:table-cell>
          <table:table-cell table:style-name="ce3" office:value-type="string" calcext:value-type="string">
            <text:p>93,127,88,99,,,,</text:p>
          </table:table-cell>
          <table:table-cell table:style-name="ce3"/>
          <table:table-cell table:formula="of:=IF(LEN([.D2])&gt;0;MID([.D2];LEN([.F2])+2;LEN([.D2])-LEN([.F2])-1);&quot;&quot;)" office:value-type="string" office:string-value="113,85,36,47,58,69,72,," calcext:value-type="string">
            <text:p>113,85,36,47,58,69,72,,</text:p>
          </table:table-cell>
          <table:table-cell/>
          <table:table-cell table:formula="of:=VALUE(IF(LEN([.D3])&gt;0;LEFT([.D3];FIND(&quot;,&quot;;[.D3])-1);&quot;&quot;))" office:value-type="float" office:value="113" calcext:value-type="float">
            <text:p>113</text:p>
          </table:table-cell>
          <table:table-cell/>
          <table:table-cell table:formula="of:=IF(LEN([.H2])&gt;0;MID([.H2];LEN([.J2])+2;LEN([.H2])-LEN([.J2])-1);&quot;&quot;)" office:value-type="string" office:string-value="127,88,99,,,,," calcext:value-type="string">
            <text:p>127,88,99,,,,,</text:p>
          </table:table-cell>
          <table:table-cell table:formula="of:=IF([.F3]&lt;&gt;&quot;&quot;;VALUE([.F3]);&quot;&quot;)" office:value-type="float" office:value="113" calcext:value-type="float">
            <text:p>113</text:p>
          </table:table-cell>
          <table:table-cell table:formula="of:=IF(LEN([.H3])&gt;0;LEFT([.H3];FIND(&quot;,&quot;;[.H3])-1);&quot;&quot;)" office:value-type="string" office:string-value="127" calcext:value-type="string">
            <text:p>127</text:p>
          </table:table-cell>
          <table:table-cell/>
          <table:table-cell table:formula="of:=IF(LEN([.L2])&gt;0;MID([.L2];LEN([.N2])+2;LEN([.L2])-LEN([.N2])-1);&quot;&quot;)" office:value-type="string" office:string-value="134, 99,88,85,69,96,73," calcext:value-type="string">
            <text:p>134, 99,88,85,69,96,73,</text:p>
          </table:table-cell>
          <table:table-cell table:formula="of:=IF([.J3]&lt;&gt;&quot;&quot;;VALUE([.J3]);&quot;&quot;)" office:value-type="float" office:value="127" calcext:value-type="float">
            <text:p>127</text:p>
          </table:table-cell>
          <table:table-cell table:formula="of:=IF(LEN([.L3])&gt;0;LEFT([.L3];FIND(&quot;,&quot;;[.L3])-1);&quot;&quot;)" office:value-type="string" office:string-value="134" calcext:value-type="string">
            <text:p>134</text:p>
          </table:table-cell>
          <table:table-cell table:formula="of:=IF(LEN([.O2])&gt;0;MID([.O2];LEN([.Q2])+2;LEN([.O2])-LEN([.Q2])-1);&quot;&quot;)" office:value-type="string" office:string-value="251,63,72,            73,," calcext:value-type="string">
            <text:p>251,63,72, <text:s text:c="11"/>73,,</text:p>
          </table:table-cell>
          <table:table-cell table:formula="of:=IF([.N3]&lt;&gt;&quot;&quot;;VALUE([.N3]);&quot;&quot;)" office:value-type="float" office:value="134" calcext:value-type="float">
            <text:p>134</text:p>
          </table:table-cell>
          <table:table-cell table:formula="of:=IF(LEN([.O3])&gt;0;LEFT([.O3];FIND(&quot;,&quot;;[.O3])-1);&quot;&quot;)" office:value-type="string" office:string-value="251" calcext:value-type="string">
            <text:p>251</text:p>
          </table:table-cell>
          <table:table-cell table:formula="of:=IF([.Q3]&lt;&gt;&quot;&quot;;VALUE([.Q3]);&quot;&quot;)"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table:formula="of:=IF([.S3]&lt;=COUNT([.$I$2:.$R$100]);SMALL([.$I$2:.$R$100];[.S3]);&quot;&quot;)" office:value-type="float" office:value="47" calcext:value-type="float">
            <text:p>47</text:p>
          </table:table-cell>
          <table:table-cell table:formula="of:=IF(ISNUMBER([.T3]);COUNTIF([.$I$2:.$R$100];[.T3]);&quot;&quot;)" office:value-type="float" office:value="1" calcext:value-type="float">
            <text:p>1</text:p>
          </table:table-cell>
          <table:table-cell table:formula="of:=IF([.T3]&lt;&gt;[.T2];[.T3];&quot;&quot;)" office:value-type="float" office:value="47" calcext:value-type="float">
            <text:p>47</text:p>
          </table:table-cell>
          <table:table-cell table:style-name="ce5" table:formula="of:=IF(ROW()&lt;([.$X$2]+1);SMALL([.V$2:.V$75];ROW()-1);&quot;&quot;)" office:value-type="float" office:value="47" calcext:value-type="float">
            <text:p>47</text:p>
          </table:table-cell>
          <table:table-cell table:number-columns-repeated="234"/>
        </table:table-row>
        <table:table-row table:style-name="ro1">
          <table:table-cell table:style-name="ce2" office:value-type="string" calcext:value-type="string">
            <text:p>Type 3</text:p>
          </table:table-cell>
          <table:table-cell table:style-name="ce3" office:value-type="string" calcext:value-type="string">
            <text:p>121,134, 99,88,85,69,96,73</text:p>
          </table:table-cell>
          <table:table-cell table:style-name="ce3"/>
          <table:table-cell table:formula="of:=IF(LEN([.D3])&gt;0;MID([.D3];LEN([.F3])+2;LEN([.D3])-LEN([.F3])-1);&quot;&quot;)" office:value-type="string" office:string-value="85,36,47,58,69,72,," calcext:value-type="string">
            <text:p>85,36,47,58,69,72,,</text:p>
          </table:table-cell>
          <table:table-cell/>
          <table:table-cell table:formula="of:=VALUE(IF(LEN([.D4])&gt;0;LEFT([.D4];FIND(&quot;,&quot;;[.D4])-1);&quot;&quot;))" office:value-type="float" office:value="85" calcext:value-type="float">
            <text:p>85</text:p>
          </table:table-cell>
          <table:table-cell/>
          <table:table-cell table:formula="of:=IF(LEN([.H3])&gt;0;MID([.H3];LEN([.J3])+2;LEN([.H3])-LEN([.J3])-1);&quot;&quot;)" office:value-type="string" office:string-value="88,99,,,,," calcext:value-type="string">
            <text:p>88,99,,,,,</text:p>
          </table:table-cell>
          <table:table-cell table:formula="of:=IF([.F4]&lt;&gt;&quot;&quot;;VALUE([.F4]);&quot;&quot;)" office:value-type="float" office:value="85" calcext:value-type="float">
            <text:p>85</text:p>
          </table:table-cell>
          <table:table-cell table:formula="of:=IF(LEN([.H4])&gt;0;LEFT([.H4];FIND(&quot;,&quot;;[.H4])-1);&quot;&quot;)" office:value-type="string" office:string-value="88" calcext:value-type="string">
            <text:p>88</text:p>
          </table:table-cell>
          <table:table-cell/>
          <table:table-cell table:formula="of:=IF(LEN([.L3])&gt;0;MID([.L3];LEN([.N3])+2;LEN([.L3])-LEN([.N3])-1);&quot;&quot;)" office:value-type="string" office:string-value=" 99,88,85,69,96,73," calcext:value-type="string">
            <text:p><text:s/>99,88,85,69,96,73,</text:p>
          </table:table-cell>
          <table:table-cell table:formula="of:=IF([.J4]&lt;&gt;&quot;&quot;;VALUE([.J4]);&quot;&quot;)" office:value-type="float" office:value="88" calcext:value-type="float">
            <text:p>88</text:p>
          </table:table-cell>
          <table:table-cell table:formula="of:=IF(LEN([.L4])&gt;0;LEFT([.L4];FIND(&quot;,&quot;;[.L4])-1);&quot;&quot;)" office:value-type="string" office:string-value=" 99" calcext:value-type="string">
            <text:p><text:s/>99</text:p>
          </table:table-cell>
          <table:table-cell table:formula="of:=IF(LEN([.O3])&gt;0;MID([.O3];LEN([.Q3])+2;LEN([.O3])-LEN([.Q3])-1);&quot;&quot;)" office:value-type="string" office:string-value="63,72,            73,," calcext:value-type="string">
            <text:p>63,72, <text:s text:c="11"/>73,,</text:p>
          </table:table-cell>
          <table:table-cell table:formula="of:=IF([.N4]&lt;&gt;&quot;&quot;;VALUE([.N4]);&quot;&quot;)" office:value-type="float" office:value="99" calcext:value-type="float">
            <text:p>99</text:p>
          </table:table-cell>
          <table:table-cell table:formula="of:=IF(LEN([.O4])&gt;0;LEFT([.O4];FIND(&quot;,&quot;;[.O4])-1);&quot;&quot;)" office:value-type="string" office:string-value="63" calcext:value-type="string">
            <text:p>63</text:p>
          </table:table-cell>
          <table:table-cell table:formula="of:=IF([.Q4]&lt;&gt;&quot;&quot;;VALUE([.Q4]);&quot;&quot;)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IF([.S4]&lt;=COUNT([.$I$2:.$R$100]);SMALL([.$I$2:.$R$100];[.S4]);&quot;&quot;)" office:value-type="float" office:value="58" calcext:value-type="float">
            <text:p>58</text:p>
          </table:table-cell>
          <table:table-cell table:formula="of:=IF(ISNUMBER([.T4]);COUNTIF([.$I$2:.$R$100];[.T4]);&quot;&quot;)" office:value-type="float" office:value="1" calcext:value-type="float">
            <text:p>1</text:p>
          </table:table-cell>
          <table:table-cell table:formula="of:=IF([.T4]&lt;&gt;[.T3];[.T4];&quot;&quot;)" office:value-type="float" office:value="58" calcext:value-type="float">
            <text:p>58</text:p>
          </table:table-cell>
          <table:table-cell table:style-name="ce5" table:formula="of:=IF(ROW()&lt;([.$X$2]+1);SMALL([.V$2:.V$75];ROW()-1);&quot;&quot;)" office:value-type="float" office:value="58" calcext:value-type="float">
            <text:p>58</text:p>
          </table:table-cell>
          <table:table-cell table:number-columns-repeated="234"/>
        </table:table-row>
        <table:table-row table:style-name="ro1">
          <table:table-cell table:style-name="ce2" office:value-type="string" calcext:value-type="string">
            <text:p>Type 4</text:p>
          </table:table-cell>
          <table:table-cell table:style-name="ce3" office:value-type="string" calcext:value-type="string">
            <text:p>175,251,63,72, <text:s text:c="11"/>73,</text:p>
          </table:table-cell>
          <table:table-cell table:style-name="ce3"/>
          <table:table-cell table:formula="of:=IF(LEN([.D4])&gt;0;MID([.D4];LEN([.F4])+2;LEN([.D4])-LEN([.F4])-1);&quot;&quot;)" office:value-type="string" office:string-value="36,47,58,69,72,," calcext:value-type="string">
            <text:p>36,47,58,69,72,,</text:p>
          </table:table-cell>
          <table:table-cell/>
          <table:table-cell table:formula="of:=VALUE(IF(LEN([.D5])&gt;0;LEFT([.D5];FIND(&quot;,&quot;;[.D5])-1);&quot;&quot;))" office:value-type="float" office:value="36" calcext:value-type="float">
            <text:p>36</text:p>
          </table:table-cell>
          <table:table-cell/>
          <table:table-cell table:formula="of:=IF(LEN([.H4])&gt;0;MID([.H4];LEN([.J4])+2;LEN([.H4])-LEN([.J4])-1);&quot;&quot;)" office:value-type="string" office:string-value="99,,,,," calcext:value-type="string">
            <text:p>99,,,,,</text:p>
          </table:table-cell>
          <table:table-cell table:formula="of:=IF([.F5]&lt;&gt;&quot;&quot;;VALUE([.F5]);&quot;&quot;)" office:value-type="float" office:value="36" calcext:value-type="float">
            <text:p>36</text:p>
          </table:table-cell>
          <table:table-cell table:formula="of:=IF(LEN([.H5])&gt;0;LEFT([.H5];FIND(&quot;,&quot;;[.H5])-1);&quot;&quot;)" office:value-type="string" office:string-value="99" calcext:value-type="string">
            <text:p>99</text:p>
          </table:table-cell>
          <table:table-cell/>
          <table:table-cell table:formula="of:=IF(LEN([.L4])&gt;0;MID([.L4];LEN([.N4])+2;LEN([.L4])-LEN([.N4])-1);&quot;&quot;)" office:value-type="string" office:string-value="88,85,69,96,73," calcext:value-type="string">
            <text:p>88,85,69,96,73,</text:p>
          </table:table-cell>
          <table:table-cell table:formula="of:=IF([.J5]&lt;&gt;&quot;&quot;;VALUE([.J5]);&quot;&quot;)" office:value-type="float" office:value="99" calcext:value-type="float">
            <text:p>99</text:p>
          </table:table-cell>
          <table:table-cell table:formula="of:=IF(LEN([.L5])&gt;0;LEFT([.L5];FIND(&quot;,&quot;;[.L5])-1);&quot;&quot;)" office:value-type="string" office:string-value="88" calcext:value-type="string">
            <text:p>88</text:p>
          </table:table-cell>
          <table:table-cell table:formula="of:=IF(LEN([.O4])&gt;0;MID([.O4];LEN([.Q4])+2;LEN([.O4])-LEN([.Q4])-1);&quot;&quot;)" office:value-type="string" office:string-value="72,            73,," calcext:value-type="string">
            <text:p>72, <text:s text:c="11"/>73,,</text:p>
          </table:table-cell>
          <table:table-cell table:formula="of:=IF([.N5]&lt;&gt;&quot;&quot;;VALUE([.N5]);&quot;&quot;)" office:value-type="float" office:value="88" calcext:value-type="float">
            <text:p>88</text:p>
          </table:table-cell>
          <table:table-cell table:formula="of:=IF(LEN([.O5])&gt;0;LEFT([.O5];FIND(&quot;,&quot;;[.O5])-1);&quot;&quot;)" office:value-type="string" office:string-value="72" calcext:value-type="string">
            <text:p>72</text:p>
          </table:table-cell>
          <table:table-cell table:formula="of:=IF([.Q5]&lt;&gt;&quot;&quot;;VALUE([.Q5]);&quot;&quot;)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IF([.S5]&lt;=COUNT([.$I$2:.$R$100]);SMALL([.$I$2:.$R$100];[.S5]);&quot;&quot;)" office:value-type="float" office:value="63" calcext:value-type="float">
            <text:p>63</text:p>
          </table:table-cell>
          <table:table-cell table:formula="of:=IF(ISNUMBER([.T5]);COUNTIF([.$I$2:.$R$100];[.T5]);&quot;&quot;)" office:value-type="float" office:value="1" calcext:value-type="float">
            <text:p>1</text:p>
          </table:table-cell>
          <table:table-cell table:formula="of:=IF([.T5]&lt;&gt;[.T4];[.T5];&quot;&quot;)" office:value-type="float" office:value="63" calcext:value-type="float">
            <text:p>63</text:p>
          </table:table-cell>
          <table:table-cell table:style-name="ce5" table:formula="of:=IF(ROW()&lt;([.$X$2]+1);SMALL([.V$2:.V$75];ROW()-1);&quot;&quot;)" office:value-type="float" office:value="63" calcext:value-type="float">
            <text:p>63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formula="of:=IF(LEN([.D5])&gt;0;MID([.D5];LEN([.F5])+2;LEN([.D5])-LEN([.F5])-1);&quot;&quot;)" office:value-type="string" office:string-value="47,58,69,72,," calcext:value-type="string">
            <text:p>47,58,69,72,,</text:p>
          </table:table-cell>
          <table:table-cell/>
          <table:table-cell table:formula="of:=VALUE(IF(LEN([.D6])&gt;0;LEFT([.D6];FIND(&quot;,&quot;;[.D6])-1);&quot;&quot;))" office:value-type="float" office:value="47" calcext:value-type="float">
            <text:p>47</text:p>
          </table:table-cell>
          <table:table-cell/>
          <table:table-cell table:formula="of:=IF(LEN([.H5])&gt;0;MID([.H5];LEN([.J5])+2;LEN([.H5])-LEN([.J5])-1);&quot;&quot;)" office:value-type="string" office:string-value=",,,," calcext:value-type="string">
            <text:p>,,,,</text:p>
          </table:table-cell>
          <table:table-cell table:formula="of:=IF([.F6]&lt;&gt;&quot;&quot;;VALUE([.F6]);&quot;&quot;)" office:value-type="float" office:value="47" calcext:value-type="float">
            <text:p>47</text:p>
          </table:table-cell>
          <table:table-cell table:formula="of:=IF(LEN([.H6])&gt;0;LEFT([.H6];FIND(&quot;,&quot;;[.H6])-1);&quot;&quot;)">
            <text:p/>
          </table:table-cell>
          <table:table-cell/>
          <table:table-cell table:formula="of:=IF(LEN([.L5])&gt;0;MID([.L5];LEN([.N5])+2;LEN([.L5])-LEN([.N5])-1);&quot;&quot;)" office:value-type="string" office:string-value="85,69,96,73," calcext:value-type="string">
            <text:p>85,69,96,73,</text:p>
          </table:table-cell>
          <table:table-cell table:formula="of:=IF([.J6]&lt;&gt;&quot;&quot;;VALUE([.J6]);&quot;&quot;)">
            <text:p/>
          </table:table-cell>
          <table:table-cell table:formula="of:=IF(LEN([.L6])&gt;0;LEFT([.L6];FIND(&quot;,&quot;;[.L6])-1);&quot;&quot;)" office:value-type="string" office:string-value="85" calcext:value-type="string">
            <text:p>85</text:p>
          </table:table-cell>
          <table:table-cell table:formula="of:=IF(LEN([.O5])&gt;0;MID([.O5];LEN([.Q5])+2;LEN([.O5])-LEN([.Q5])-1);&quot;&quot;)" office:value-type="string" office:string-value="            73,," calcext:value-type="string">
            <text:p><text:s text:c="12"/>73,,</text:p>
          </table:table-cell>
          <table:table-cell table:formula="of:=IF([.N6]&lt;&gt;&quot;&quot;;VALUE([.N6]);&quot;&quot;)" office:value-type="float" office:value="85" calcext:value-type="float">
            <text:p>85</text:p>
          </table:table-cell>
          <table:table-cell table:formula="of:=IF(LEN([.O6])&gt;0;LEFT([.O6];FIND(&quot;,&quot;;[.O6])-1);&quot;&quot;)" office:value-type="string" office:string-value="            73" calcext:value-type="string">
            <text:p><text:s text:c="12"/>73</text:p>
          </table:table-cell>
          <table:table-cell table:formula="of:=IF([.Q6]&lt;&gt;&quot;&quot;;VALUE([.Q6]);&quot;&quot;)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IF([.S6]&lt;=COUNT([.$I$2:.$R$100]);SMALL([.$I$2:.$R$100];[.S6]);&quot;&quot;)" office:value-type="float" office:value="69" calcext:value-type="float">
            <text:p>69</text:p>
          </table:table-cell>
          <table:table-cell table:formula="of:=IF(ISNUMBER([.T6]);COUNTIF([.$I$2:.$R$100];[.T6]);&quot;&quot;)" office:value-type="float" office:value="2" calcext:value-type="float">
            <text:p>2</text:p>
          </table:table-cell>
          <table:table-cell table:formula="of:=IF([.T6]&lt;&gt;[.T5];[.T6];&quot;&quot;)" office:value-type="float" office:value="69" calcext:value-type="float">
            <text:p>69</text:p>
          </table:table-cell>
          <table:table-cell table:style-name="ce5" table:formula="of:=IF(ROW()&lt;([.$X$2]+1);SMALL([.V$2:.V$75];ROW()-1);&quot;&quot;)" office:value-type="float" office:value="69" calcext:value-type="float">
            <text:p>69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formula="of:=IF(LEN([.D6])&gt;0;MID([.D6];LEN([.F6])+2;LEN([.D6])-LEN([.F6])-1);&quot;&quot;)" office:value-type="string" office:string-value="58,69,72,," calcext:value-type="string">
            <text:p>58,69,72,,</text:p>
          </table:table-cell>
          <table:table-cell/>
          <table:table-cell table:formula="of:=VALUE(IF(LEN([.D7])&gt;0;LEFT([.D7];FIND(&quot;,&quot;;[.D7])-1);&quot;&quot;))" office:value-type="float" office:value="58" calcext:value-type="float">
            <text:p>58</text:p>
          </table:table-cell>
          <table:table-cell/>
          <table:table-cell table:formula="of:=IF(LEN([.H6])&gt;0;MID([.H6];LEN([.J6])+2;LEN([.H6])-LEN([.J6])-1);&quot;&quot;)" office:value-type="string" office:string-value=",,," calcext:value-type="string">
            <text:p>,,,</text:p>
          </table:table-cell>
          <table:table-cell table:formula="of:=IF([.F7]&lt;&gt;&quot;&quot;;VALUE([.F7]);&quot;&quot;)" office:value-type="float" office:value="58" calcext:value-type="float">
            <text:p>58</text:p>
          </table:table-cell>
          <table:table-cell table:formula="of:=IF(LEN([.H7])&gt;0;LEFT([.H7];FIND(&quot;,&quot;;[.H7])-1);&quot;&quot;)">
            <text:p/>
          </table:table-cell>
          <table:table-cell/>
          <table:table-cell table:formula="of:=IF(LEN([.L6])&gt;0;MID([.L6];LEN([.N6])+2;LEN([.L6])-LEN([.N6])-1);&quot;&quot;)" office:value-type="string" office:string-value="69,96,73," calcext:value-type="string">
            <text:p>69,96,73,</text:p>
          </table:table-cell>
          <table:table-cell table:formula="of:=IF([.J7]&lt;&gt;&quot;&quot;;VALUE([.J7]);&quot;&quot;)">
            <text:p/>
          </table:table-cell>
          <table:table-cell table:formula="of:=IF(LEN([.L7])&gt;0;LEFT([.L7];FIND(&quot;,&quot;;[.L7])-1);&quot;&quot;)" office:value-type="string" office:string-value="69" calcext:value-type="string">
            <text:p>69</text:p>
          </table:table-cell>
          <table:table-cell table:formula="of:=IF(LEN([.O6])&gt;0;MID([.O6];LEN([.Q6])+2;LEN([.O6])-LEN([.Q6])-1);&quot;&quot;)" office:value-type="string" office:string-value="," calcext:value-type="string">
            <text:p>,</text:p>
          </table:table-cell>
          <table:table-cell table:formula="of:=IF([.N7]&lt;&gt;&quot;&quot;;VALUE([.N7]);&quot;&quot;)" office:value-type="float" office:value="69" calcext:value-type="float">
            <text:p>69</text:p>
          </table:table-cell>
          <table:table-cell table:formula="of:=IF(LEN([.O7])&gt;0;LEFT([.O7];FIND(&quot;,&quot;;[.O7])-1);&quot;&quot;)">
            <text:p/>
          </table:table-cell>
          <table:table-cell table:formula="of:=IF([.Q7]&lt;&gt;&quot;&quot;;VALUE([.Q7]);&quot;&quot;)">
            <text:p/>
          </table:table-cell>
          <table:table-cell office:value-type="float" office:value="6" calcext:value-type="float">
            <text:p>6</text:p>
          </table:table-cell>
          <table:table-cell table:formula="of:=IF([.S7]&lt;=COUNT([.$I$2:.$R$100]);SMALL([.$I$2:.$R$100];[.S7]);&quot;&quot;)" office:value-type="float" office:value="69" calcext:value-type="float">
            <text:p>69</text:p>
          </table:table-cell>
          <table:table-cell table:formula="of:=IF(ISNUMBER([.T7]);COUNTIF([.$I$2:.$R$100];[.T7]);&quot;&quot;)" office:value-type="float" office:value="2" calcext:value-type="float">
            <text:p>2</text:p>
          </table:table-cell>
          <table:table-cell table:formula="of:=IF([.T7]&lt;&gt;[.T6];[.T7];&quot;&quot;)">
            <text:p/>
          </table:table-cell>
          <table:table-cell table:style-name="ce5" table:formula="of:=IF(ROW()&lt;([.$X$2]+1);SMALL([.V$2:.V$75];ROW()-1);&quot;&quot;)" office:value-type="float" office:value="72" calcext:value-type="float">
            <text:p>72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formula="of:=IF(LEN([.D7])&gt;0;MID([.D7];LEN([.F7])+2;LEN([.D7])-LEN([.F7])-1);&quot;&quot;)" office:value-type="string" office:string-value="69,72,," calcext:value-type="string">
            <text:p>69,72,,</text:p>
          </table:table-cell>
          <table:table-cell/>
          <table:table-cell table:formula="of:=VALUE(IF(LEN([.D8])&gt;0;LEFT([.D8];FIND(&quot;,&quot;;[.D8])-1);&quot;&quot;))" office:value-type="float" office:value="69" calcext:value-type="float">
            <text:p>69</text:p>
          </table:table-cell>
          <table:table-cell/>
          <table:table-cell table:formula="of:=IF(LEN([.H7])&gt;0;MID([.H7];LEN([.J7])+2;LEN([.H7])-LEN([.J7])-1);&quot;&quot;)" office:value-type="string" office:string-value=",," calcext:value-type="string">
            <text:p>,,</text:p>
          </table:table-cell>
          <table:table-cell table:formula="of:=IF([.F8]&lt;&gt;&quot;&quot;;VALUE([.F8]);&quot;&quot;)" office:value-type="float" office:value="69" calcext:value-type="float">
            <text:p>69</text:p>
          </table:table-cell>
          <table:table-cell table:formula="of:=IF(LEN([.H8])&gt;0;LEFT([.H8];FIND(&quot;,&quot;;[.H8])-1);&quot;&quot;)">
            <text:p/>
          </table:table-cell>
          <table:table-cell/>
          <table:table-cell table:formula="of:=IF(LEN([.L7])&gt;0;MID([.L7];LEN([.N7])+2;LEN([.L7])-LEN([.N7])-1);&quot;&quot;)" office:value-type="string" office:string-value="96,73," calcext:value-type="string">
            <text:p>96,73,</text:p>
          </table:table-cell>
          <table:table-cell table:formula="of:=IF([.J8]&lt;&gt;&quot;&quot;;VALUE([.J8]);&quot;&quot;)">
            <text:p/>
          </table:table-cell>
          <table:table-cell table:formula="of:=IF(LEN([.L8])&gt;0;LEFT([.L8];FIND(&quot;,&quot;;[.L8])-1);&quot;&quot;)" office:value-type="string" office:string-value="96" calcext:value-type="string">
            <text:p>96</text:p>
          </table:table-cell>
          <table:table-cell table:formula="of:=IF(LEN([.O7])&gt;0;MID([.O7];LEN([.Q7])+2;LEN([.O7])-LEN([.Q7])-1);&quot;&quot;)">
            <text:p/>
          </table:table-cell>
          <table:table-cell table:formula="of:=IF([.N8]&lt;&gt;&quot;&quot;;VALUE([.N8]);&quot;&quot;)" office:value-type="float" office:value="96" calcext:value-type="float">
            <text:p>96</text:p>
          </table:table-cell>
          <table:table-cell table:formula="of:=IF(LEN([.O8])&gt;0;LEFT([.O8];FIND(&quot;,&quot;;[.O8])-1);&quot;&quot;)">
            <text:p/>
          </table:table-cell>
          <table:table-cell table:formula="of:=IF([.Q8]&lt;&gt;&quot;&quot;;VALUE([.Q8]);&quot;&quot;)">
            <text:p/>
          </table:table-cell>
          <table:table-cell office:value-type="float" office:value="7" calcext:value-type="float">
            <text:p>7</text:p>
          </table:table-cell>
          <table:table-cell table:formula="of:=IF([.S8]&lt;=COUNT([.$I$2:.$R$100]);SMALL([.$I$2:.$R$100];[.S8]);&quot;&quot;)" office:value-type="float" office:value="72" calcext:value-type="float">
            <text:p>72</text:p>
          </table:table-cell>
          <table:table-cell table:formula="of:=IF(ISNUMBER([.T8]);COUNTIF([.$I$2:.$R$100];[.T8]);&quot;&quot;)" office:value-type="float" office:value="2" calcext:value-type="float">
            <text:p>2</text:p>
          </table:table-cell>
          <table:table-cell table:formula="of:=IF([.T8]&lt;&gt;[.T7];[.T8];&quot;&quot;)" office:value-type="float" office:value="72" calcext:value-type="float">
            <text:p>72</text:p>
          </table:table-cell>
          <table:table-cell table:style-name="ce5" table:formula="of:=IF(ROW()&lt;([.$X$2]+1);SMALL([.V$2:.V$75];ROW()-1);&quot;&quot;)" office:value-type="float" office:value="73" calcext:value-type="float">
            <text:p>73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formula="of:=IF(LEN([.D8])&gt;0;MID([.D8];LEN([.F8])+2;LEN([.D8])-LEN([.F8])-1);&quot;&quot;)" office:value-type="string" office:string-value="72,," calcext:value-type="string">
            <text:p>72,,</text:p>
          </table:table-cell>
          <table:table-cell/>
          <table:table-cell table:formula="of:=IF(LEN([.D9])&gt;0;LEFT([.D9];FIND(&quot;,&quot;;[.D9])-1);&quot;&quot;)" office:value-type="string" office:string-value="72" calcext:value-type="string">
            <text:p>72</text:p>
          </table:table-cell>
          <table:table-cell/>
          <table:table-cell table:formula="of:=IF(LEN([.H8])&gt;0;MID([.H8];LEN([.J8])+2;LEN([.H8])-LEN([.J8])-1);&quot;&quot;)" office:value-type="string" office:string-value="," calcext:value-type="string">
            <text:p>,</text:p>
          </table:table-cell>
          <table:table-cell table:formula="of:=IF([.F9]&lt;&gt;&quot;&quot;;VALUE([.F9]);&quot;&quot;)" office:value-type="float" office:value="72" calcext:value-type="float">
            <text:p>72</text:p>
          </table:table-cell>
          <table:table-cell table:number-columns-repeated="2"/>
          <table:table-cell table:formula="of:=IF(LEN([.L8])&gt;0;MID([.L8];LEN([.N8])+2;LEN([.L8])-LEN([.N8])-1);&quot;&quot;)" office:value-type="string" office:string-value="73," calcext:value-type="string">
            <text:p>73,</text:p>
          </table:table-cell>
          <table:table-cell table:formula="of:=IF([.J9]&lt;&gt;&quot;&quot;;VALUE([.J9]);&quot;&quot;)">
            <text:p/>
          </table:table-cell>
          <table:table-cell table:formula="of:=IF(LEN([.L9])&gt;0;LEFT([.L9];FIND(&quot;,&quot;;[.L9])-1);&quot;&quot;)" office:value-type="string" office:string-value="73" calcext:value-type="string">
            <text:p>73</text:p>
          </table:table-cell>
          <table:table-cell table:formula="of:=IF(LEN([.O8])&gt;0;MID([.O8];LEN([.Q8])+2;LEN([.O8])-LEN([.Q8])-1);&quot;&quot;)">
            <text:p/>
          </table:table-cell>
          <table:table-cell table:formula="of:=IF([.N9]&lt;&gt;&quot;&quot;;VALUE([.N9]);&quot;&quot;)" office:value-type="float" office:value="73" calcext:value-type="float">
            <text:p>73</text:p>
          </table:table-cell>
          <table:table-cell table:formula="of:=IF(LEN([.O9])&gt;0;LEFT([.O9];FIND(&quot;,&quot;;[.O9])-1);&quot;&quot;)">
            <text:p/>
          </table:table-cell>
          <table:table-cell table:formula="of:=IF([.Q9]&lt;&gt;&quot;&quot;;VALUE([.Q9]);&quot;&quot;)">
            <text:p/>
          </table:table-cell>
          <table:table-cell office:value-type="float" office:value="8" calcext:value-type="float">
            <text:p>8</text:p>
          </table:table-cell>
          <table:table-cell table:formula="of:=IF([.S9]&lt;=COUNT([.$I$2:.$R$100]);SMALL([.$I$2:.$R$100];[.S9]);&quot;&quot;)" office:value-type="float" office:value="72" calcext:value-type="float">
            <text:p>72</text:p>
          </table:table-cell>
          <table:table-cell table:formula="of:=IF(ISNUMBER([.T9]);COUNTIF([.$I$2:.$R$100];[.T9]);&quot;&quot;)" office:value-type="float" office:value="2" calcext:value-type="float">
            <text:p>2</text:p>
          </table:table-cell>
          <table:table-cell table:formula="of:=IF([.T9]&lt;&gt;[.T8];[.T9];&quot;&quot;)">
            <text:p/>
          </table:table-cell>
          <table:table-cell table:style-name="ce5" table:formula="of:=IF(ROW()&lt;([.$X$2]+1);SMALL([.V$2:.V$75];ROW()-1);&quot;&quot;)" office:value-type="float" office:value="85" calcext:value-type="float">
            <text:p>85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formula="of:=IF(LEN([.D9])&gt;0;MID([.D9];LEN([.F9])+2;LEN([.D9])-LEN([.F9])-1);&quot;&quot;)" office:value-type="string" office:string-value="," calcext:value-type="string">
            <text:p>,</text:p>
          </table:table-cell>
          <table:table-cell/>
          <table:table-cell table:formula="of:=IF(LEN([.D10])&gt;0;LEFT([.D10];FIND(&quot;,&quot;;[.D10])-1);&quot;&quot;)">
            <text:p/>
          </table:table-cell>
          <table:table-cell/>
          <table:table-cell table:formula="of:=IF(LEN([.H9])&gt;0;MID([.H9];LEN([.J9])+2;LEN([.H9])-LEN([.J9])-1);&quot;&quot;)">
            <text:p/>
          </table:table-cell>
          <table:table-cell table:formula="of:=IF([.F10]&lt;&gt;&quot;&quot;;VALUE([.F10]);&quot;&quot;)">
            <text:p/>
          </table:table-cell>
          <table:table-cell table:number-columns-repeated="2"/>
          <table:table-cell table:formula="of:=IF(LEN([.L9])&gt;0;MID([.L9];LEN([.N9])+2;LEN([.L9])-LEN([.N9])-1);&quot;&quot;)">
            <text:p/>
          </table:table-cell>
          <table:table-cell table:formula="of:=IF([.J10]&lt;&gt;&quot;&quot;;VALUE([.J10]);&quot;&quot;)">
            <text:p/>
          </table:table-cell>
          <table:table-cell table:formula="of:=IF(LEN([.L10])&gt;0;LEFT([.L10];FIND(&quot;,&quot;;[.L10])-1);&quot;&quot;)">
            <text:p/>
          </table:table-cell>
          <table:table-cell/>
          <table:table-cell table:formula="of:=IF([.N10]&lt;&gt;&quot;&quot;;VALUE([.N10]);&quot;&quot;)">
            <text:p/>
          </table:table-cell>
          <table:table-cell/>
          <table:table-cell table:formula="of:=IF([.Q10]&lt;&gt;&quot;&quot;;VALUE([.Q10]);&quot;&quot;)">
            <text:p/>
          </table:table-cell>
          <table:table-cell office:value-type="float" office:value="9" calcext:value-type="float">
            <text:p>9</text:p>
          </table:table-cell>
          <table:table-cell table:formula="of:=IF([.S10]&lt;=COUNT([.$I$2:.$R$100]);SMALL([.$I$2:.$R$100];[.S10]);&quot;&quot;)" office:value-type="float" office:value="73" calcext:value-type="float">
            <text:p>73</text:p>
          </table:table-cell>
          <table:table-cell table:formula="of:=IF(ISNUMBER([.T10]);COUNTIF([.$I$2:.$R$100];[.T10]);&quot;&quot;)" office:value-type="float" office:value="2" calcext:value-type="float">
            <text:p>2</text:p>
          </table:table-cell>
          <table:table-cell table:formula="of:=IF([.T10]&lt;&gt;[.T9];[.T10];&quot;&quot;)" office:value-type="float" office:value="73" calcext:value-type="float">
            <text:p>73</text:p>
          </table:table-cell>
          <table:table-cell table:style-name="ce5" table:formula="of:=IF(ROW()&lt;([.$X$2]+1);SMALL([.V$2:.V$75];ROW()-1);&quot;&quot;)" office:value-type="float" office:value="88" calcext:value-type="float">
            <text:p>88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formula="of:=IF(LEN([.D10])&gt;0;MID([.D10];LEN([.F10])+2;LEN([.D10])-LEN([.F10])-1);&quot;&quot;)">
            <text:p/>
          </table:table-cell>
          <table:table-cell/>
          <table:table-cell table:formula="of:=IF(LEN([.D11])&gt;0;LEFT([.D11];FIND(&quot;,&quot;;[.D11])-1);&quot;&quot;)">
            <text:p/>
          </table:table-cell>
          <table:table-cell/>
          <table:table-cell table:formula="of:=IF(LEN([.H10])&gt;0;MID([.H10];LEN([.J10])+2;LEN([.H10])-LEN([.J10])-1);&quot;&quot;)">
            <text:p/>
          </table:table-cell>
          <table:table-cell table:formula="of:=IF([.F11]&lt;&gt;&quot;&quot;;VALUE([.F11]);&quot;&quot;)">
            <text:p/>
          </table:table-cell>
          <table:table-cell table:formula="of:=IF(LEN([.H11])&gt;0;LEFT([.H11];FIND(&quot;,&quot;;[.H11])-1);&quot;&quot;)">
            <text:p/>
          </table:table-cell>
          <table:table-cell/>
          <table:table-cell table:formula="of:=IF(LEN([.L10])&gt;0;MID([.L10];LEN([.N10])+2;LEN([.L10])-LEN([.N10])-1);&quot;&quot;)">
            <text:p/>
          </table:table-cell>
          <table:table-cell table:formula="of:=IF([.J11]&lt;&gt;&quot;&quot;;VALUE([.J11]);&quot;&quot;)">
            <text:p/>
          </table:table-cell>
          <table:table-cell table:formula="of:=IF(LEN([.L11])&gt;0;LEFT([.L11];FIND(&quot;,&quot;;[.L11])-1);&quot;&quot;)">
            <text:p/>
          </table:table-cell>
          <table:table-cell/>
          <table:table-cell table:formula="of:=IF([.N11]&lt;&gt;&quot;&quot;;VALUE([.N11]);&quot;&quot;)">
            <text:p/>
          </table:table-cell>
          <table:table-cell/>
          <table:table-cell table:formula="of:=IF([.Q11]&lt;&gt;&quot;&quot;;VALUE([.Q11])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S11]&lt;=COUNT([.$I$2:.$R$100]);SMALL([.$I$2:.$R$100];[.S11]);&quot;&quot;)" office:value-type="float" office:value="73" calcext:value-type="float">
            <text:p>73</text:p>
          </table:table-cell>
          <table:table-cell table:formula="of:=IF(ISNUMBER([.T11]);COUNTIF([.$I$2:.$R$100];[.T11]);&quot;&quot;)" office:value-type="float" office:value="2" calcext:value-type="float">
            <text:p>2</text:p>
          </table:table-cell>
          <table:table-cell table:formula="of:=IF([.T11]&lt;&gt;[.T10];[.T11];&quot;&quot;)">
            <text:p/>
          </table:table-cell>
          <table:table-cell table:style-name="ce5" table:formula="of:=IF(ROW()&lt;([.$X$2]+1);SMALL([.V$2:.V$75];ROW()-1);&quot;&quot;)" office:value-type="float" office:value="93" calcext:value-type="float">
            <text:p>93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formula="of:=IF(LEN([.D11])&gt;0;MID([.D11];LEN([.F11])+2;LEN([.D11])-LEN([.F11])-1);&quot;&quot;)">
            <text:p/>
          </table:table-cell>
          <table:table-cell/>
          <table:table-cell table:formula="of:=IF(LEN([.D12])&gt;0;LEFT([.D12];FIND(&quot;,&quot;;[.D12])-1);&quot;&quot;)">
            <text:p/>
          </table:table-cell>
          <table:table-cell table:number-columns-repeated="2"/>
          <table:table-cell table:formula="of:=IF([.F12]&lt;&gt;&quot;&quot;;VALUE([.F12]);&quot;&quot;)">
            <text:p/>
          </table:table-cell>
          <table:table-cell table:formula="of:=IF(LEN([.H12])&gt;0;LEFT([.H12];FIND(&quot;,&quot;;[.H12])-1);&quot;&quot;)">
            <text:p/>
          </table:table-cell>
          <table:table-cell/>
          <table:table-cell table:formula="of:=IF(LEN([.L11])&gt;0;MID([.L11];LEN([.N11])+2;LEN([.L11])-LEN([.N11])-1);&quot;&quot;)">
            <text:p/>
          </table:table-cell>
          <table:table-cell table:formula="of:=IF([.J12]&lt;&gt;&quot;&quot;;VALUE([.J12]);&quot;&quot;)">
            <text:p/>
          </table:table-cell>
          <table:table-cell table:formula="of:=IF(LEN([.L12])&gt;0;LEFT([.L12];FIND(&quot;,&quot;;[.L12])-1);&quot;&quot;)">
            <text:p/>
          </table:table-cell>
          <table:table-cell/>
          <table:table-cell table:formula="of:=IF([.N12]&lt;&gt;&quot;&quot;;VALUE([.N12]);&quot;&quot;)">
            <text:p/>
          </table:table-cell>
          <table:table-cell/>
          <table:table-cell table:formula="of:=IF([.Q12]&lt;&gt;&quot;&quot;;VALUE([.Q12]);&quot;&quot;)">
            <text:p/>
          </table:table-cell>
          <table:table-cell office:value-type="float" office:value="11" calcext:value-type="float">
            <text:p>11</text:p>
          </table:table-cell>
          <table:table-cell table:formula="of:=IF([.S12]&lt;=COUNT([.$I$2:.$R$100]);SMALL([.$I$2:.$R$100];[.S12]);&quot;&quot;)" office:value-type="float" office:value="85" calcext:value-type="float">
            <text:p>85</text:p>
          </table:table-cell>
          <table:table-cell table:formula="of:=IF(ISNUMBER([.T12]);COUNTIF([.$I$2:.$R$100];[.T12]);&quot;&quot;)" office:value-type="float" office:value="2" calcext:value-type="float">
            <text:p>2</text:p>
          </table:table-cell>
          <table:table-cell table:formula="of:=IF([.T12]&lt;&gt;[.T11];[.T12];&quot;&quot;)" office:value-type="float" office:value="85" calcext:value-type="float">
            <text:p>85</text:p>
          </table:table-cell>
          <table:table-cell table:style-name="ce5" table:formula="of:=IF(ROW()&lt;([.$X$2]+1);SMALL([.V$2:.V$75];ROW()-1);&quot;&quot;)" office:value-type="float" office:value="96" calcext:value-type="float">
            <text:p>9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formula="of:=IF(LEN([.D12])&gt;0;MID([.D12];LEN([.F12])+2;LEN([.D12])-LEN([.F12])-1);&quot;&quot;)">
            <text:p/>
          </table:table-cell>
          <table:table-cell/>
          <table:table-cell table:formula="of:=IF(LEN([.D13])&gt;0;LEFT([.D13];FIND(&quot;,&quot;;[.D13])-1);&quot;&quot;)">
            <text:p/>
          </table:table-cell>
          <table:table-cell table:number-columns-repeated="2"/>
          <table:table-cell table:formula="of:=IF([.F13]&lt;&gt;&quot;&quot;;VALUE([.F13]);&quot;&quot;)">
            <text:p/>
          </table:table-cell>
          <table:table-cell table:formula="of:=IF(LEN([.H13])&gt;0;LEFT([.H13];FIND(&quot;,&quot;;[.H13])-1);&quot;&quot;)">
            <text:p/>
          </table:table-cell>
          <table:table-cell/>
          <table:table-cell table:formula="of:=IF(LEN([.L12])&gt;0;MID([.L12];LEN([.N12])+2;LEN([.L12])-LEN([.N12])-1);&quot;&quot;)">
            <text:p/>
          </table:table-cell>
          <table:table-cell table:formula="of:=IF([.J13]&lt;&gt;&quot;&quot;;VALUE([.J13]);&quot;&quot;)">
            <text:p/>
          </table:table-cell>
          <table:table-cell table:formula="of:=IF(LEN([.L13])&gt;0;LEFT([.L13];FIND(&quot;,&quot;;[.L13])-1);&quot;&quot;)">
            <text:p/>
          </table:table-cell>
          <table:table-cell/>
          <table:table-cell table:formula="of:=IF([.N13]&lt;&gt;&quot;&quot;;VALUE([.N13]);&quot;&quot;)">
            <text:p/>
          </table:table-cell>
          <table:table-cell/>
          <table:table-cell table:formula="of:=IF([.Q13]&lt;&gt;&quot;&quot;;VALUE([.Q13]);&quot;&quot;)">
            <text:p/>
          </table:table-cell>
          <table:table-cell office:value-type="float" office:value="12" calcext:value-type="float">
            <text:p>12</text:p>
          </table:table-cell>
          <table:table-cell table:formula="of:=IF([.S13]&lt;=COUNT([.$I$2:.$R$100]);SMALL([.$I$2:.$R$100];[.S13]);&quot;&quot;)" office:value-type="float" office:value="85" calcext:value-type="float">
            <text:p>85</text:p>
          </table:table-cell>
          <table:table-cell table:formula="of:=IF(ISNUMBER([.T13]);COUNTIF([.$I$2:.$R$100];[.T13]);&quot;&quot;)" office:value-type="float" office:value="2" calcext:value-type="float">
            <text:p>2</text:p>
          </table:table-cell>
          <table:table-cell table:formula="of:=IF([.T13]&lt;&gt;[.T12];[.T13];&quot;&quot;)">
            <text:p/>
          </table:table-cell>
          <table:table-cell table:style-name="ce5" table:formula="of:=IF(ROW()&lt;([.$X$2]+1);SMALL([.V$2:.V$75];ROW()-1);&quot;&quot;)" office:value-type="float" office:value="99" calcext:value-type="float">
            <text:p>99</text:p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14]&lt;&gt;&quot;&quot;;VALUE([.F14]);&quot;&quot;)">
            <text:p/>
          </table:table-cell>
          <table:table-cell table:formula="of:=IF(LEN([.H14])&gt;0;LEFT([.H14];FIND(&quot;,&quot;;[.H14])-1);&quot;&quot;)">
            <text:p/>
          </table:table-cell>
          <table:table-cell/>
          <table:table-cell table:formula="of:=IF(LEN([.L13])&gt;0;MID([.L13];LEN([.N13])+2;LEN([.L13])-LEN([.N13])-1);&quot;&quot;)">
            <text:p/>
          </table:table-cell>
          <table:table-cell table:formula="of:=IF([.J14]&lt;&gt;&quot;&quot;;VALUE([.J14]);&quot;&quot;)">
            <text:p/>
          </table:table-cell>
          <table:table-cell table:formula="of:=IF(LEN([.L14])&gt;0;LEFT([.L14];FIND(&quot;,&quot;;[.L14])-1);&quot;&quot;)">
            <text:p/>
          </table:table-cell>
          <table:table-cell/>
          <table:table-cell table:formula="of:=IF([.N14]&lt;&gt;&quot;&quot;;VALUE([.N14]);&quot;&quot;)">
            <text:p/>
          </table:table-cell>
          <table:table-cell/>
          <table:table-cell table:formula="of:=IF([.Q14]&lt;&gt;&quot;&quot;;VALUE([.Q14]);&quot;&quot;)">
            <text:p/>
          </table:table-cell>
          <table:table-cell office:value-type="float" office:value="13" calcext:value-type="float">
            <text:p>13</text:p>
          </table:table-cell>
          <table:table-cell table:formula="of:=IF([.S14]&lt;=COUNT([.$I$2:.$R$100]);SMALL([.$I$2:.$R$100];[.S14]);&quot;&quot;)" office:value-type="float" office:value="88" calcext:value-type="float">
            <text:p>88</text:p>
          </table:table-cell>
          <table:table-cell table:formula="of:=IF(ISNUMBER([.T14]);COUNTIF([.$I$2:.$R$100];[.T14]);&quot;&quot;)" office:value-type="float" office:value="2" calcext:value-type="float">
            <text:p>2</text:p>
          </table:table-cell>
          <table:table-cell table:formula="of:=IF([.T14]&lt;&gt;[.T13];[.T14];&quot;&quot;)" office:value-type="float" office:value="88" calcext:value-type="float">
            <text:p>88</text:p>
          </table:table-cell>
          <table:table-cell table:style-name="ce5" table:formula="of:=IF(ROW()&lt;([.$X$2]+1);SMALL([.V$2:.V$75];ROW()-1);&quot;&quot;)" office:value-type="float" office:value="112" calcext:value-type="float">
            <text:p>112</text:p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15]&lt;&gt;&quot;&quot;;VALUE([.F15]);&quot;&quot;)">
            <text:p/>
          </table:table-cell>
          <table:table-cell table:formula="of:=IF(LEN([.H15])&gt;0;LEFT([.H15];FIND(&quot;,&quot;;[.H15])-1);&quot;&quot;)">
            <text:p/>
          </table:table-cell>
          <table:table-cell/>
          <table:table-cell table:formula="of:=IF(LEN([.L14])&gt;0;MID([.L14];LEN([.N14])+2;LEN([.L14])-LEN([.N14])-1);&quot;&quot;)">
            <text:p/>
          </table:table-cell>
          <table:table-cell table:formula="of:=IF([.J15]&lt;&gt;&quot;&quot;;VALUE([.J15]);&quot;&quot;)">
            <text:p/>
          </table:table-cell>
          <table:table-cell table:formula="of:=IF(LEN([.L15])&gt;0;LEFT([.L15];FIND(&quot;,&quot;;[.L15])-1);&quot;&quot;)">
            <text:p/>
          </table:table-cell>
          <table:table-cell/>
          <table:table-cell table:formula="of:=IF([.N15]&lt;&gt;&quot;&quot;;VALUE([.N15]);&quot;&quot;)">
            <text:p/>
          </table:table-cell>
          <table:table-cell/>
          <table:table-cell table:formula="of:=IF([.Q15]&lt;&gt;&quot;&quot;;VALUE([.Q15]);&quot;&quot;)">
            <text:p/>
          </table:table-cell>
          <table:table-cell office:value-type="float" office:value="14" calcext:value-type="float">
            <text:p>14</text:p>
          </table:table-cell>
          <table:table-cell table:formula="of:=IF([.S15]&lt;=COUNT([.$I$2:.$R$100]);SMALL([.$I$2:.$R$100];[.S15]);&quot;&quot;)" office:value-type="float" office:value="88" calcext:value-type="float">
            <text:p>88</text:p>
          </table:table-cell>
          <table:table-cell table:formula="of:=IF(ISNUMBER([.T15]);COUNTIF([.$I$2:.$R$100];[.T15]);&quot;&quot;)" office:value-type="float" office:value="2" calcext:value-type="float">
            <text:p>2</text:p>
          </table:table-cell>
          <table:table-cell table:formula="of:=IF([.T15]&lt;&gt;[.T14];[.T15];&quot;&quot;)">
            <text:p/>
          </table:table-cell>
          <table:table-cell table:style-name="ce5" table:formula="of:=IF(ROW()&lt;([.$X$2]+1);SMALL([.V$2:.V$75];ROW()-1);&quot;&quot;)" office:value-type="float" office:value="113" calcext:value-type="float">
            <text:p>113</text:p>
          </table:table-cell>
          <table:table-cell table:number-columns-repeated="234"/>
        </table:table-row>
        <table:table-row table:style-name="ro1">
          <table:table-cell table:number-columns-repeated="7"/>
          <table:table-cell table:style-name="ce4"/>
          <table:table-cell table:formula="of:=IF([.F16]&lt;&gt;&quot;&quot;;VALUE([.F16]);&quot;&quot;)">
            <text:p/>
          </table:table-cell>
          <table:table-cell table:formula="of:=IF(LEN([.H16])&gt;0;LEFT([.H16];FIND(&quot;,&quot;;[.H16])-1);&quot;&quot;)">
            <text:p/>
          </table:table-cell>
          <table:table-cell/>
          <table:table-cell table:formula="of:=IF(LEN([.L15])&gt;0;MID([.L15];LEN([.N15])+2;LEN([.L15])-LEN([.N15])-1);&quot;&quot;)">
            <text:p/>
          </table:table-cell>
          <table:table-cell table:formula="of:=IF([.J16]&lt;&gt;&quot;&quot;;VALUE([.J16]);&quot;&quot;)">
            <text:p/>
          </table:table-cell>
          <table:table-cell table:formula="of:=IF(LEN([.L16])&gt;0;LEFT([.L16];FIND(&quot;,&quot;;[.L16])-1);&quot;&quot;)">
            <text:p/>
          </table:table-cell>
          <table:table-cell/>
          <table:table-cell table:formula="of:=IF([.N16]&lt;&gt;&quot;&quot;;VALUE([.N16]);&quot;&quot;)">
            <text:p/>
          </table:table-cell>
          <table:table-cell/>
          <table:table-cell table:formula="of:=IF([.Q16]&lt;&gt;&quot;&quot;;VALUE([.Q16]);&quot;&quot;)">
            <text:p/>
          </table:table-cell>
          <table:table-cell office:value-type="float" office:value="15" calcext:value-type="float">
            <text:p>15</text:p>
          </table:table-cell>
          <table:table-cell table:formula="of:=IF([.S16]&lt;=COUNT([.$I$2:.$R$100]);SMALL([.$I$2:.$R$100];[.S16]);&quot;&quot;)" office:value-type="float" office:value="93" calcext:value-type="float">
            <text:p>93</text:p>
          </table:table-cell>
          <table:table-cell table:formula="of:=IF(ISNUMBER([.T16]);COUNTIF([.$I$2:.$R$100];[.T16]);&quot;&quot;)" office:value-type="float" office:value="1" calcext:value-type="float">
            <text:p>1</text:p>
          </table:table-cell>
          <table:table-cell table:formula="of:=IF([.T16]&lt;&gt;[.T15];[.T16];&quot;&quot;)" office:value-type="float" office:value="93" calcext:value-type="float">
            <text:p>93</text:p>
          </table:table-cell>
          <table:table-cell table:style-name="ce5" table:formula="of:=IF(ROW()&lt;([.$X$2]+1);SMALL([.V$2:.V$75];ROW()-1);&quot;&quot;)" office:value-type="float" office:value="121" calcext:value-type="float">
            <text:p>121</text:p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17]&lt;&gt;&quot;&quot;;VALUE([.F17]);&quot;&quot;)">
            <text:p/>
          </table:table-cell>
          <table:table-cell table:number-columns-repeated="2"/>
          <table:table-cell table:formula="of:=IF(LEN([.L16])&gt;0;MID([.L16];LEN([.N16])+2;LEN([.L16])-LEN([.N16])-1);&quot;&quot;)">
            <text:p/>
          </table:table-cell>
          <table:table-cell table:formula="of:=IF([.J17]&lt;&gt;&quot;&quot;;VALUE([.J17]);&quot;&quot;)">
            <text:p/>
          </table:table-cell>
          <table:table-cell table:formula="of:=IF(LEN([.L17])&gt;0;LEFT([.L17];FIND(&quot;,&quot;;[.L17])-1);&quot;&quot;)">
            <text:p/>
          </table:table-cell>
          <table:table-cell/>
          <table:table-cell table:formula="of:=IF([.N17]&lt;&gt;&quot;&quot;;VALUE([.N17]);&quot;&quot;)">
            <text:p/>
          </table:table-cell>
          <table:table-cell/>
          <table:table-cell table:formula="of:=IF([.Q17]&lt;&gt;&quot;&quot;;VALUE([.Q17]);&quot;&quot;)">
            <text:p/>
          </table:table-cell>
          <table:table-cell office:value-type="float" office:value="16" calcext:value-type="float">
            <text:p>16</text:p>
          </table:table-cell>
          <table:table-cell table:formula="of:=IF([.S17]&lt;=COUNT([.$I$2:.$R$100]);SMALL([.$I$2:.$R$100];[.S17]);&quot;&quot;)" office:value-type="float" office:value="96" calcext:value-type="float">
            <text:p>96</text:p>
          </table:table-cell>
          <table:table-cell table:formula="of:=IF(ISNUMBER([.T17]);COUNTIF([.$I$2:.$R$100];[.T17]);&quot;&quot;)" office:value-type="float" office:value="1" calcext:value-type="float">
            <text:p>1</text:p>
          </table:table-cell>
          <table:table-cell table:formula="of:=IF([.T17]&lt;&gt;[.T16];[.T17];&quot;&quot;)" office:value-type="float" office:value="96" calcext:value-type="float">
            <text:p>96</text:p>
          </table:table-cell>
          <table:table-cell table:style-name="ce5" table:formula="of:=IF(ROW()&lt;([.$X$2]+1);SMALL([.V$2:.V$75];ROW()-1);&quot;&quot;)" office:value-type="float" office:value="127" calcext:value-type="float">
            <text:p>127</text:p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18]&lt;&gt;&quot;&quot;;VALUE([.F18]);&quot;&quot;)">
            <text:p/>
          </table:table-cell>
          <table:table-cell table:number-columns-repeated="2"/>
          <table:table-cell table:formula="of:=IF(LEN([.L17])&gt;0;MID([.L17];LEN([.N17])+2;LEN([.L17])-LEN([.N17])-1);&quot;&quot;)">
            <text:p/>
          </table:table-cell>
          <table:table-cell table:formula="of:=IF([.J18]&lt;&gt;&quot;&quot;;VALUE([.J18]);&quot;&quot;)">
            <text:p/>
          </table:table-cell>
          <table:table-cell table:formula="of:=IF(LEN([.L18])&gt;0;LEFT([.L18];FIND(&quot;,&quot;;[.L18])-1);&quot;&quot;)">
            <text:p/>
          </table:table-cell>
          <table:table-cell/>
          <table:table-cell table:formula="of:=IF([.N18]&lt;&gt;&quot;&quot;;VALUE([.N18]);&quot;&quot;)">
            <text:p/>
          </table:table-cell>
          <table:table-cell/>
          <table:table-cell table:formula="of:=IF([.Q18]&lt;&gt;&quot;&quot;;VALUE([.Q18]);&quot;&quot;)">
            <text:p/>
          </table:table-cell>
          <table:table-cell office:value-type="float" office:value="17" calcext:value-type="float">
            <text:p>17</text:p>
          </table:table-cell>
          <table:table-cell table:formula="of:=IF([.S18]&lt;=COUNT([.$I$2:.$R$100]);SMALL([.$I$2:.$R$100];[.S18]);&quot;&quot;)" office:value-type="float" office:value="99" calcext:value-type="float">
            <text:p>99</text:p>
          </table:table-cell>
          <table:table-cell table:formula="of:=IF(ISNUMBER([.T18]);COUNTIF([.$I$2:.$R$100];[.T18]);&quot;&quot;)" office:value-type="float" office:value="2" calcext:value-type="float">
            <text:p>2</text:p>
          </table:table-cell>
          <table:table-cell table:formula="of:=IF([.T18]&lt;&gt;[.T17];[.T18];&quot;&quot;)" office:value-type="float" office:value="99" calcext:value-type="float">
            <text:p>99</text:p>
          </table:table-cell>
          <table:table-cell table:style-name="ce5" table:formula="of:=IF(ROW()&lt;([.$X$2]+1);SMALL([.V$2:.V$75];ROW()-1);&quot;&quot;)" office:value-type="float" office:value="134" calcext:value-type="float">
            <text:p>134</text:p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19]&lt;&gt;&quot;&quot;;VALUE([.F19]);&quot;&quot;)">
            <text:p/>
          </table:table-cell>
          <table:table-cell table:number-columns-repeated="2"/>
          <table:table-cell table:formula="of:=IF(LEN([.L18])&gt;0;MID([.L18];LEN([.N18])+2;LEN([.L18])-LEN([.N18])-1);&quot;&quot;)">
            <text:p/>
          </table:table-cell>
          <table:table-cell table:formula="of:=IF([.J19]&lt;&gt;&quot;&quot;;VALUE([.J19]);&quot;&quot;)">
            <text:p/>
          </table:table-cell>
          <table:table-cell table:formula="of:=IF(LEN([.L19])&gt;0;LEFT([.L19];FIND(&quot;,&quot;;[.L19])-1);&quot;&quot;)">
            <text:p/>
          </table:table-cell>
          <table:table-cell/>
          <table:table-cell table:formula="of:=IF([.N19]&lt;&gt;&quot;&quot;;VALUE([.N19]);&quot;&quot;)">
            <text:p/>
          </table:table-cell>
          <table:table-cell/>
          <table:table-cell table:formula="of:=IF([.Q19]&lt;&gt;&quot;&quot;;VALUE([.Q19]);&quot;&quot;)">
            <text:p/>
          </table:table-cell>
          <table:table-cell office:value-type="float" office:value="18" calcext:value-type="float">
            <text:p>18</text:p>
          </table:table-cell>
          <table:table-cell table:formula="of:=IF([.S19]&lt;=COUNT([.$I$2:.$R$100]);SMALL([.$I$2:.$R$100];[.S19]);&quot;&quot;)" office:value-type="float" office:value="99" calcext:value-type="float">
            <text:p>99</text:p>
          </table:table-cell>
          <table:table-cell table:formula="of:=IF(ISNUMBER([.T19]);COUNTIF([.$I$2:.$R$100];[.T19]);&quot;&quot;)" office:value-type="float" office:value="2" calcext:value-type="float">
            <text:p>2</text:p>
          </table:table-cell>
          <table:table-cell table:formula="of:=IF([.T19]&lt;&gt;[.T18];[.T19];&quot;&quot;)">
            <text:p/>
          </table:table-cell>
          <table:table-cell table:style-name="ce5" table:formula="of:=IF(ROW()&lt;([.$X$2]+1);SMALL([.V$2:.V$75];ROW()-1);&quot;&quot;)" office:value-type="float" office:value="175" calcext:value-type="float">
            <text:p>175</text:p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20]&lt;&gt;&quot;&quot;;VALUE([.F20]);&quot;&quot;)">
            <text:p/>
          </table:table-cell>
          <table:table-cell table:number-columns-repeated="2"/>
          <table:table-cell table:formula="of:=IF(LEN([.L19])&gt;0;MID([.L19];LEN([.N19])+2;LEN([.L19])-LEN([.N19])-1);&quot;&quot;)">
            <text:p/>
          </table:table-cell>
          <table:table-cell table:formula="of:=IF([.J20]&lt;&gt;&quot;&quot;;VALUE([.J20]);&quot;&quot;)">
            <text:p/>
          </table:table-cell>
          <table:table-cell table:formula="of:=IF(LEN([.L20])&gt;0;LEFT([.L20];FIND(&quot;,&quot;;[.L20])-1);&quot;&quot;)">
            <text:p/>
          </table:table-cell>
          <table:table-cell/>
          <table:table-cell table:formula="of:=IF([.N20]&lt;&gt;&quot;&quot;;VALUE([.N20]);&quot;&quot;)">
            <text:p/>
          </table:table-cell>
          <table:table-cell/>
          <table:table-cell table:formula="of:=IF([.Q20]&lt;&gt;&quot;&quot;;VALUE([.Q20]);&quot;&quot;)">
            <text:p/>
          </table:table-cell>
          <table:table-cell office:value-type="float" office:value="19" calcext:value-type="float">
            <text:p>19</text:p>
          </table:table-cell>
          <table:table-cell table:formula="of:=IF([.S20]&lt;=COUNT([.$I$2:.$R$100]);SMALL([.$I$2:.$R$100];[.S20]);&quot;&quot;)" office:value-type="float" office:value="112" calcext:value-type="float">
            <text:p>112</text:p>
          </table:table-cell>
          <table:table-cell table:formula="of:=IF(ISNUMBER([.T20]);COUNTIF([.$I$2:.$R$100];[.T20]);&quot;&quot;)" office:value-type="float" office:value="1" calcext:value-type="float">
            <text:p>1</text:p>
          </table:table-cell>
          <table:table-cell table:formula="of:=IF([.T20]&lt;&gt;[.T19];[.T20];&quot;&quot;)" office:value-type="float" office:value="112" calcext:value-type="float">
            <text:p>112</text:p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21]&lt;&gt;&quot;&quot;;VALUE([.F21]);&quot;&quot;)">
            <text:p/>
          </table:table-cell>
          <table:table-cell table:number-columns-repeated="2"/>
          <table:table-cell table:formula="of:=IF(LEN([.L20])&gt;0;MID([.L20];LEN([.N20])+2;LEN([.L20])-LEN([.N20])-1);&quot;&quot;)">
            <text:p/>
          </table:table-cell>
          <table:table-cell table:formula="of:=IF([.J21]&lt;&gt;&quot;&quot;;VALUE([.J21]);&quot;&quot;)">
            <text:p/>
          </table:table-cell>
          <table:table-cell table:formula="of:=IF(LEN([.L21])&gt;0;LEFT([.L21];FIND(&quot;,&quot;;[.L21])-1);&quot;&quot;)">
            <text:p/>
          </table:table-cell>
          <table:table-cell/>
          <table:table-cell table:formula="of:=IF([.N21]&lt;&gt;&quot;&quot;;VALUE([.N21]);&quot;&quot;)">
            <text:p/>
          </table:table-cell>
          <table:table-cell/>
          <table:table-cell table:formula="of:=IF([.Q21]&lt;&gt;&quot;&quot;;VALUE([.Q21]);&quot;&quot;)">
            <text:p/>
          </table:table-cell>
          <table:table-cell office:value-type="float" office:value="20" calcext:value-type="float">
            <text:p>20</text:p>
          </table:table-cell>
          <table:table-cell table:formula="of:=IF([.S21]&lt;=COUNT([.$I$2:.$R$100]);SMALL([.$I$2:.$R$100];[.S21]);&quot;&quot;)" office:value-type="float" office:value="113" calcext:value-type="float">
            <text:p>113</text:p>
          </table:table-cell>
          <table:table-cell table:formula="of:=IF(ISNUMBER([.T21]);COUNTIF([.$I$2:.$R$100];[.T21]);&quot;&quot;)" office:value-type="float" office:value="1" calcext:value-type="float">
            <text:p>1</text:p>
          </table:table-cell>
          <table:table-cell table:formula="of:=IF([.T21]&lt;&gt;[.T20];[.T21];&quot;&quot;)" office:value-type="float" office:value="113" calcext:value-type="float">
            <text:p>113</text:p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22]&lt;&gt;&quot;&quot;;VALUE([.F22]);&quot;&quot;)">
            <text:p/>
          </table:table-cell>
          <table:table-cell table:number-columns-repeated="2"/>
          <table:table-cell table:formula="of:=IF(LEN([.L21])&gt;0;MID([.L21];LEN([.N21])+2;LEN([.L21])-LEN([.N21])-1);&quot;&quot;)">
            <text:p/>
          </table:table-cell>
          <table:table-cell table:formula="of:=IF([.J22]&lt;&gt;&quot;&quot;;VALUE([.J22]);&quot;&quot;)">
            <text:p/>
          </table:table-cell>
          <table:table-cell table:formula="of:=IF(LEN([.L22])&gt;0;LEFT([.L22];FIND(&quot;,&quot;;[.L22])-1);&quot;&quot;)">
            <text:p/>
          </table:table-cell>
          <table:table-cell/>
          <table:table-cell table:formula="of:=IF([.N22]&lt;&gt;&quot;&quot;;VALUE([.N22]);&quot;&quot;)">
            <text:p/>
          </table:table-cell>
          <table:table-cell/>
          <table:table-cell table:formula="of:=IF([.Q22]&lt;&gt;&quot;&quot;;VALUE([.Q22]);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S22]&lt;=COUNT([.$I$2:.$R$100]);SMALL([.$I$2:.$R$100];[.S22]);&quot;&quot;)" office:value-type="float" office:value="121" calcext:value-type="float">
            <text:p>121</text:p>
          </table:table-cell>
          <table:table-cell table:formula="of:=IF(ISNUMBER([.T22]);COUNTIF([.$I$2:.$R$100];[.T22]);&quot;&quot;)" office:value-type="float" office:value="1" calcext:value-type="float">
            <text:p>1</text:p>
          </table:table-cell>
          <table:table-cell table:formula="of:=IF([.T22]&lt;&gt;[.T21];[.T22];&quot;&quot;)" office:value-type="float" office:value="121" calcext:value-type="float">
            <text:p>121</text:p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23]&lt;&gt;&quot;&quot;;VALUE([.F23]);&quot;&quot;)">
            <text:p/>
          </table:table-cell>
          <table:table-cell table:number-columns-repeated="2"/>
          <table:table-cell table:formula="of:=IF(LEN([.L22])&gt;0;MID([.L22];LEN([.N22])+2;LEN([.L22])-LEN([.N22])-1);&quot;&quot;)">
            <text:p/>
          </table:table-cell>
          <table:table-cell table:formula="of:=IF([.J23]&lt;&gt;&quot;&quot;;VALUE([.J23]);&quot;&quot;)">
            <text:p/>
          </table:table-cell>
          <table:table-cell table:formula="of:=IF(LEN([.L23])&gt;0;LEFT([.L23];FIND(&quot;,&quot;;[.L23])-1);&quot;&quot;)">
            <text:p/>
          </table:table-cell>
          <table:table-cell/>
          <table:table-cell table:formula="of:=IF([.N23]&lt;&gt;&quot;&quot;;VALUE([.N23]);&quot;&quot;)">
            <text:p/>
          </table:table-cell>
          <table:table-cell/>
          <table:table-cell table:formula="of:=IF([.Q23]&lt;&gt;&quot;&quot;;VALUE([.Q23]);&quot;&quot;)">
            <text:p/>
          </table:table-cell>
          <table:table-cell office:value-type="float" office:value="22" calcext:value-type="float">
            <text:p>22</text:p>
          </table:table-cell>
          <table:table-cell table:formula="of:=IF([.S23]&lt;=COUNT([.$I$2:.$R$100]);SMALL([.$I$2:.$R$100];[.S23]);&quot;&quot;)" office:value-type="float" office:value="127" calcext:value-type="float">
            <text:p>127</text:p>
          </table:table-cell>
          <table:table-cell table:formula="of:=IF(ISNUMBER([.T23]);COUNTIF([.$I$2:.$R$100];&quot;=&quot;&amp;[.T23]);&quot;&quot;)" office:value-type="float" office:value="2" calcext:value-type="float">
            <text:p>2</text:p>
          </table:table-cell>
          <table:table-cell table:formula="of:=IF([.T23]&lt;&gt;[.T22];[.T23];&quot;&quot;)" office:value-type="float" office:value="127" calcext:value-type="float">
            <text:p>127</text:p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24]&lt;&gt;&quot;&quot;;VALUE([.F24]);&quot;&quot;)">
            <text:p/>
          </table:table-cell>
          <table:table-cell table:number-columns-repeated="2"/>
          <table:table-cell table:formula="of:=IF(LEN([.L23])&gt;0;MID([.L23];LEN([.N23])+2;LEN([.L23])-LEN([.N23])-1);&quot;&quot;)">
            <text:p/>
          </table:table-cell>
          <table:table-cell table:formula="of:=IF([.J24]&lt;&gt;&quot;&quot;;VALUE([.J24]);&quot;&quot;)">
            <text:p/>
          </table:table-cell>
          <table:table-cell table:formula="of:=IF(LEN([.L24])&gt;0;LEFT([.L24];FIND(&quot;,&quot;;[.L24])-1);&quot;&quot;)">
            <text:p/>
          </table:table-cell>
          <table:table-cell/>
          <table:table-cell table:formula="of:=IF([.N24]&lt;&gt;&quot;&quot;;VALUE([.N24]);&quot;&quot;)">
            <text:p/>
          </table:table-cell>
          <table:table-cell/>
          <table:table-cell table:formula="of:=IF([.Q24]&lt;&gt;&quot;&quot;;VALUE([.Q24]);&quot;&quot;)">
            <text:p/>
          </table:table-cell>
          <table:table-cell office:value-type="float" office:value="23" calcext:value-type="float">
            <text:p>23</text:p>
          </table:table-cell>
          <table:table-cell table:formula="of:=IF([.S24]&lt;=COUNT([.$I$2:.$R$100]);SMALL([.$I$2:.$R$100];[.S24]);&quot;&quot;)" office:value-type="float" office:value="134" calcext:value-type="float">
            <text:p>134</text:p>
          </table:table-cell>
          <table:table-cell table:formula="of:=IF(ISNUMBER([.T24]);COUNTIF([.$I$2:.$R$100];[.T24]);&quot;&quot;)" office:value-type="float" office:value="1" calcext:value-type="float">
            <text:p>1</text:p>
          </table:table-cell>
          <table:table-cell table:formula="of:=IF([.T24]&lt;&gt;[.T23];[.T24];&quot;&quot;)" office:value-type="float" office:value="134" calcext:value-type="float">
            <text:p>134</text:p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25]&lt;&gt;&quot;&quot;;VALUE([.F25]);&quot;&quot;)">
            <text:p/>
          </table:table-cell>
          <table:table-cell table:number-columns-repeated="2"/>
          <table:table-cell table:formula="of:=IF(LEN([.L24])&gt;0;MID([.L24];LEN([.N24])+2;LEN([.L24])-LEN([.N24])-1);&quot;&quot;)">
            <text:p/>
          </table:table-cell>
          <table:table-cell table:formula="of:=IF([.J25]&lt;&gt;&quot;&quot;;VALUE([.J25]);&quot;&quot;)">
            <text:p/>
          </table:table-cell>
          <table:table-cell table:formula="of:=IF(LEN([.L25])&gt;0;LEFT([.L25];FIND(&quot;,&quot;;[.L25])-1);&quot;&quot;)">
            <text:p/>
          </table:table-cell>
          <table:table-cell/>
          <table:table-cell table:formula="of:=IF([.N25]&lt;&gt;&quot;&quot;;VALUE([.N25]);&quot;&quot;)">
            <text:p/>
          </table:table-cell>
          <table:table-cell/>
          <table:table-cell table:formula="of:=IF([.Q25]&lt;&gt;&quot;&quot;;VALUE([.Q25]);&quot;&quot;)">
            <text:p/>
          </table:table-cell>
          <table:table-cell office:value-type="float" office:value="24" calcext:value-type="float">
            <text:p>24</text:p>
          </table:table-cell>
          <table:table-cell table:formula="of:=IF([.S25]&lt;=COUNT([.$I$2:.$R$100]);SMALL([.$I$2:.$R$100];[.S25]);&quot;&quot;)" office:value-type="float" office:value="175" calcext:value-type="float">
            <text:p>175</text:p>
          </table:table-cell>
          <table:table-cell table:formula="of:=IF(ISNUMBER([.T25]);COUNTIF([.$I$2:.$R$100];[.T25]);&quot;&quot;)" office:value-type="float" office:value="1" calcext:value-type="float">
            <text:p>1</text:p>
          </table:table-cell>
          <table:table-cell table:formula="of:=IF([.T25]&lt;&gt;[.T24];[.T25];&quot;&quot;)" office:value-type="float" office:value="175" calcext:value-type="float">
            <text:p>175</text:p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26]&lt;&gt;&quot;&quot;;VALUE([.F26]);&quot;&quot;)">
            <text:p/>
          </table:table-cell>
          <table:table-cell table:number-columns-repeated="2"/>
          <table:table-cell table:formula="of:=IF(LEN([.L25])&gt;0;MID([.L25];LEN([.N25])+2;LEN([.L25])-LEN([.N25])-1);&quot;&quot;)">
            <text:p/>
          </table:table-cell>
          <table:table-cell table:formula="of:=IF([.J26]&lt;&gt;&quot;&quot;;VALUE([.J26]);&quot;&quot;)">
            <text:p/>
          </table:table-cell>
          <table:table-cell table:formula="of:=IF(LEN([.L26])&gt;0;LEFT([.L26];FIND(&quot;,&quot;;[.L26])-1);&quot;&quot;)">
            <text:p/>
          </table:table-cell>
          <table:table-cell/>
          <table:table-cell table:formula="of:=IF([.N26]&lt;&gt;&quot;&quot;;VALUE([.N26]);&quot;&quot;)">
            <text:p/>
          </table:table-cell>
          <table:table-cell/>
          <table:table-cell table:formula="of:=IF([.Q26]&lt;&gt;&quot;&quot;;VALUE([.Q26]);&quot;&quot;)">
            <text:p/>
          </table:table-cell>
          <table:table-cell office:value-type="float" office:value="25" calcext:value-type="float">
            <text:p>25</text:p>
          </table:table-cell>
          <table:table-cell table:formula="of:=IF([.S26]&lt;=COUNT([.$I$2:.$R$100]);SMALL([.$I$2:.$R$100];[.S26]);&quot;&quot;)" office:value-type="float" office:value="251" calcext:value-type="float">
            <text:p>251</text:p>
          </table:table-cell>
          <table:table-cell table:formula="of:=IF(ISNUMBER([.T26]);COUNTIF([.$I$2:.$R$100];[.T26]);&quot;&quot;)" office:value-type="float" office:value="1" calcext:value-type="float">
            <text:p>1</text:p>
          </table:table-cell>
          <table:table-cell table:formula="of:=IF([.T26]&lt;&gt;[.T25];[.T26];&quot;&quot;)" office:value-type="float" office:value="251" calcext:value-type="float">
            <text:p>251</text:p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27]&lt;&gt;&quot;&quot;;VALUE([.F27]);&quot;&quot;)">
            <text:p/>
          </table:table-cell>
          <table:table-cell table:number-columns-repeated="2"/>
          <table:table-cell table:formula="of:=IF(LEN([.L26])&gt;0;MID([.L26];LEN([.N26])+2;LEN([.L26])-LEN([.N26])-1);&quot;&quot;)">
            <text:p/>
          </table:table-cell>
          <table:table-cell table:formula="of:=IF([.J27]&lt;&gt;&quot;&quot;;VALUE([.J27]);&quot;&quot;)">
            <text:p/>
          </table:table-cell>
          <table:table-cell table:formula="of:=IF(LEN([.L27])&gt;0;LEFT([.L27];FIND(&quot;,&quot;;[.L27])-1);&quot;&quot;)">
            <text:p/>
          </table:table-cell>
          <table:table-cell/>
          <table:table-cell table:formula="of:=IF([.N27]&lt;&gt;&quot;&quot;;VALUE([.N27]);&quot;&quot;)">
            <text:p/>
          </table:table-cell>
          <table:table-cell/>
          <table:table-cell table:formula="of:=IF([.Q27]&lt;&gt;&quot;&quot;;VALUE([.Q27]);&quot;&quot;)">
            <text:p/>
          </table:table-cell>
          <table:table-cell office:value-type="float" office:value="26" calcext:value-type="float">
            <text:p>26</text:p>
          </table:table-cell>
          <table:table-cell table:formula="of:=IF([.S27]&lt;=COUNT([.$I$2:.$R$100]);SMALL([.$I$2:.$R$100];[.S27]);&quot;&quot;)">
            <text:p/>
          </table:table-cell>
          <table:table-cell table:formula="of:=IF(ISNUMBER([.T27]);COUNTIF([.$I$2:.$R$100];[.T27]);&quot;&quot;)">
            <text:p/>
          </table:table-cell>
          <table:table-cell table:formula="of:=IF([.T27]&lt;&gt;[.T26];[.T27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28]&lt;&gt;&quot;&quot;;VALUE([.F28]);&quot;&quot;)">
            <text:p/>
          </table:table-cell>
          <table:table-cell table:number-columns-repeated="2"/>
          <table:table-cell table:formula="of:=IF(LEN([.L27])&gt;0;MID([.L27];LEN([.N27])+2;LEN([.L27])-LEN([.N27])-1);&quot;&quot;)">
            <text:p/>
          </table:table-cell>
          <table:table-cell table:formula="of:=IF([.J28]&lt;&gt;&quot;&quot;;VALUE([.J28]);&quot;&quot;)">
            <text:p/>
          </table:table-cell>
          <table:table-cell table:formula="of:=IF(LEN([.L28])&gt;0;LEFT([.L28];FIND(&quot;,&quot;;[.L28])-1);&quot;&quot;)">
            <text:p/>
          </table:table-cell>
          <table:table-cell/>
          <table:table-cell table:formula="of:=IF([.N28]&lt;&gt;&quot;&quot;;VALUE([.N28]);&quot;&quot;)">
            <text:p/>
          </table:table-cell>
          <table:table-cell/>
          <table:table-cell table:formula="of:=IF([.Q28]&lt;&gt;&quot;&quot;;VALUE([.Q28]);&quot;&quot;)">
            <text:p/>
          </table:table-cell>
          <table:table-cell office:value-type="float" office:value="27" calcext:value-type="float">
            <text:p>27</text:p>
          </table:table-cell>
          <table:table-cell table:formula="of:=IF([.S28]&lt;=COUNT([.$I$2:.$R$100]);SMALL([.$I$2:.$R$100];[.S28]);&quot;&quot;)">
            <text:p/>
          </table:table-cell>
          <table:table-cell table:formula="of:=IF(ISNUMBER([.T28]);COUNTIF([.$I$2:.$R$100];[.T28]);&quot;&quot;)">
            <text:p/>
          </table:table-cell>
          <table:table-cell table:formula="of:=IF([.T28]&lt;&gt;[.T27];[.T28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29]&lt;&gt;&quot;&quot;;VALUE([.F29]);&quot;&quot;)">
            <text:p/>
          </table:table-cell>
          <table:table-cell table:number-columns-repeated="2"/>
          <table:table-cell table:formula="of:=IF(LEN([.L28])&gt;0;MID([.L28];LEN([.N28])+2;LEN([.L28])-LEN([.N28])-1);&quot;&quot;)">
            <text:p/>
          </table:table-cell>
          <table:table-cell table:formula="of:=IF([.J29]&lt;&gt;&quot;&quot;;VALUE([.J29]);&quot;&quot;)">
            <text:p/>
          </table:table-cell>
          <table:table-cell table:formula="of:=IF(LEN([.L29])&gt;0;LEFT([.L29];FIND(&quot;,&quot;;[.L29])-1);&quot;&quot;)">
            <text:p/>
          </table:table-cell>
          <table:table-cell/>
          <table:table-cell table:formula="of:=IF([.N29]&lt;&gt;&quot;&quot;;VALUE([.N29]);&quot;&quot;)">
            <text:p/>
          </table:table-cell>
          <table:table-cell/>
          <table:table-cell table:formula="of:=IF([.Q29]&lt;&gt;&quot;&quot;;VALUE([.Q29]);&quot;&quot;)">
            <text:p/>
          </table:table-cell>
          <table:table-cell office:value-type="float" office:value="28" calcext:value-type="float">
            <text:p>28</text:p>
          </table:table-cell>
          <table:table-cell table:formula="of:=IF([.S29]&lt;=COUNT([.$I$2:.$R$100]);SMALL([.$I$2:.$R$100];[.S29]);&quot;&quot;)">
            <text:p/>
          </table:table-cell>
          <table:table-cell table:formula="of:=IF(ISNUMBER([.T29]);COUNTIF([.$I$2:.$R$100];[.T29]);&quot;&quot;)">
            <text:p/>
          </table:table-cell>
          <table:table-cell table:formula="of:=IF([.T29]&lt;&gt;[.T28];[.T29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30]&lt;&gt;&quot;&quot;;VALUE([.F30]);&quot;&quot;)">
            <text:p/>
          </table:table-cell>
          <table:table-cell table:number-columns-repeated="2"/>
          <table:table-cell table:formula="of:=IF(LEN([.L29])&gt;0;MID([.L29];LEN([.N29])+2;LEN([.L29])-LEN([.N29])-1);&quot;&quot;)">
            <text:p/>
          </table:table-cell>
          <table:table-cell table:formula="of:=IF([.J30]&lt;&gt;&quot;&quot;;VALUE([.J30]);&quot;&quot;)">
            <text:p/>
          </table:table-cell>
          <table:table-cell table:formula="of:=IF(LEN([.L30])&gt;0;LEFT([.L30];FIND(&quot;,&quot;;[.L30])-1);&quot;&quot;)">
            <text:p/>
          </table:table-cell>
          <table:table-cell/>
          <table:table-cell table:formula="of:=IF([.N30]&lt;&gt;&quot;&quot;;VALUE([.N30]);&quot;&quot;)">
            <text:p/>
          </table:table-cell>
          <table:table-cell/>
          <table:table-cell table:formula="of:=IF([.Q30]&lt;&gt;&quot;&quot;;VALUE([.Q30]);&quot;&quot;)">
            <text:p/>
          </table:table-cell>
          <table:table-cell office:value-type="float" office:value="29" calcext:value-type="float">
            <text:p>29</text:p>
          </table:table-cell>
          <table:table-cell table:formula="of:=IF([.S30]&lt;=COUNT([.$I$2:.$R$100]);SMALL([.$I$2:.$R$100];[.S30]);&quot;&quot;)">
            <text:p/>
          </table:table-cell>
          <table:table-cell table:formula="of:=IF(ISNUMBER([.T30]);COUNTIF([.$I$2:.$R$100];[.T30]);&quot;&quot;)">
            <text:p/>
          </table:table-cell>
          <table:table-cell table:formula="of:=IF([.T30]&lt;&gt;[.T29];[.T30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31]&lt;&gt;&quot;&quot;;VALUE([.F31]);&quot;&quot;)">
            <text:p/>
          </table:table-cell>
          <table:table-cell table:number-columns-repeated="2"/>
          <table:table-cell table:formula="of:=IF(LEN([.L30])&gt;0;MID([.L30];LEN([.N30])+2;LEN([.L30])-LEN([.N30])-1);&quot;&quot;)">
            <text:p/>
          </table:table-cell>
          <table:table-cell table:formula="of:=IF([.J31]&lt;&gt;&quot;&quot;;VALUE([.J31]);&quot;&quot;)">
            <text:p/>
          </table:table-cell>
          <table:table-cell table:formula="of:=IF(LEN([.L31])&gt;0;LEFT([.L31];FIND(&quot;,&quot;;[.L31])-1);&quot;&quot;)">
            <text:p/>
          </table:table-cell>
          <table:table-cell/>
          <table:table-cell table:formula="of:=IF([.N31]&lt;&gt;&quot;&quot;;VALUE([.N31]);&quot;&quot;)">
            <text:p/>
          </table:table-cell>
          <table:table-cell/>
          <table:table-cell table:formula="of:=IF([.Q31]&lt;&gt;&quot;&quot;;VALUE([.Q31]);&quot;&quot;)">
            <text:p/>
          </table:table-cell>
          <table:table-cell office:value-type="float" office:value="30" calcext:value-type="float">
            <text:p>30</text:p>
          </table:table-cell>
          <table:table-cell table:formula="of:=IF([.S31]&lt;=COUNT([.$I$2:.$R$100]);SMALL([.$I$2:.$R$100];[.S31]);&quot;&quot;)">
            <text:p/>
          </table:table-cell>
          <table:table-cell table:formula="of:=IF(ISNUMBER([.T31]);COUNTIF([.$I$2:.$R$100];[.T31]);&quot;&quot;)">
            <text:p/>
          </table:table-cell>
          <table:table-cell table:formula="of:=IF([.T31]&lt;&gt;[.T30];[.T31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32]&lt;&gt;&quot;&quot;;VALUE([.F32]);&quot;&quot;)">
            <text:p/>
          </table:table-cell>
          <table:table-cell table:number-columns-repeated="2"/>
          <table:table-cell table:formula="of:=IF(LEN([.L31])&gt;0;MID([.L31];LEN([.N31])+2;LEN([.L31])-LEN([.N31])-1);&quot;&quot;)">
            <text:p/>
          </table:table-cell>
          <table:table-cell table:formula="of:=IF([.J32]&lt;&gt;&quot;&quot;;VALUE([.J32]);&quot;&quot;)">
            <text:p/>
          </table:table-cell>
          <table:table-cell table:formula="of:=IF(LEN([.L32])&gt;0;LEFT([.L32];FIND(&quot;,&quot;;[.L32])-1);&quot;&quot;)">
            <text:p/>
          </table:table-cell>
          <table:table-cell/>
          <table:table-cell table:formula="of:=IF([.N32]&lt;&gt;&quot;&quot;;VALUE([.N32]);&quot;&quot;)">
            <text:p/>
          </table:table-cell>
          <table:table-cell/>
          <table:table-cell table:formula="of:=IF([.Q32]&lt;&gt;&quot;&quot;;VALUE([.Q32]);&quot;&quot;)">
            <text:p/>
          </table:table-cell>
          <table:table-cell office:value-type="float" office:value="31" calcext:value-type="float">
            <text:p>31</text:p>
          </table:table-cell>
          <table:table-cell table:formula="of:=IF([.S32]&lt;=COUNT([.$I$2:.$R$100]);SMALL([.$I$2:.$R$100];[.S32]);&quot;&quot;)">
            <text:p/>
          </table:table-cell>
          <table:table-cell table:formula="of:=IF(ISNUMBER([.T32]);COUNTIF([.$I$2:.$R$100];[.T32]);&quot;&quot;)">
            <text:p/>
          </table:table-cell>
          <table:table-cell table:formula="of:=IF([.T32]&lt;&gt;[.T31];[.T32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33]&lt;&gt;&quot;&quot;;VALUE([.F33]);&quot;&quot;)">
            <text:p/>
          </table:table-cell>
          <table:table-cell table:number-columns-repeated="2"/>
          <table:table-cell table:formula="of:=IF(LEN([.L32])&gt;0;MID([.L32];LEN([.N32])+2;LEN([.L32])-LEN([.N32])-1);&quot;&quot;)">
            <text:p/>
          </table:table-cell>
          <table:table-cell table:formula="of:=IF([.J33]&lt;&gt;&quot;&quot;;VALUE([.J33]);&quot;&quot;)">
            <text:p/>
          </table:table-cell>
          <table:table-cell table:formula="of:=IF(LEN([.L33])&gt;0;LEFT([.L33];FIND(&quot;,&quot;;[.L33])-1);&quot;&quot;)">
            <text:p/>
          </table:table-cell>
          <table:table-cell/>
          <table:table-cell table:formula="of:=IF([.N33]&lt;&gt;&quot;&quot;;VALUE([.N33]);&quot;&quot;)">
            <text:p/>
          </table:table-cell>
          <table:table-cell/>
          <table:table-cell table:formula="of:=IF([.Q33]&lt;&gt;&quot;&quot;;VALUE([.Q33]);&quot;&quot;)">
            <text:p/>
          </table:table-cell>
          <table:table-cell office:value-type="float" office:value="32" calcext:value-type="float">
            <text:p>32</text:p>
          </table:table-cell>
          <table:table-cell table:formula="of:=IF([.S33]&lt;=COUNT([.$I$2:.$R$100]);SMALL([.$I$2:.$R$100];[.S33]);&quot;&quot;)">
            <text:p/>
          </table:table-cell>
          <table:table-cell table:formula="of:=IF(ISNUMBER([.T33]);COUNTIF([.$I$2:.$R$100];[.T33]);&quot;&quot;)">
            <text:p/>
          </table:table-cell>
          <table:table-cell table:formula="of:=IF([.T33]&lt;&gt;[.T32];[.T33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34]&lt;&gt;&quot;&quot;;VALUE([.F34]);&quot;&quot;)">
            <text:p/>
          </table:table-cell>
          <table:table-cell table:number-columns-repeated="2"/>
          <table:table-cell table:formula="of:=IF(LEN([.L33])&gt;0;MID([.L33];LEN([.N33])+2;LEN([.L33])-LEN([.N33])-1);&quot;&quot;)">
            <text:p/>
          </table:table-cell>
          <table:table-cell table:formula="of:=IF([.J34]&lt;&gt;&quot;&quot;;VALUE([.J34]);&quot;&quot;)">
            <text:p/>
          </table:table-cell>
          <table:table-cell table:formula="of:=IF(LEN([.L34])&gt;0;LEFT([.L34];FIND(&quot;,&quot;;[.L34])-1);&quot;&quot;)">
            <text:p/>
          </table:table-cell>
          <table:table-cell/>
          <table:table-cell table:formula="of:=IF([.N34]&lt;&gt;&quot;&quot;;VALUE([.N34]);&quot;&quot;)">
            <text:p/>
          </table:table-cell>
          <table:table-cell/>
          <table:table-cell table:formula="of:=IF([.Q34]&lt;&gt;&quot;&quot;;VALUE([.Q34]);&quot;&quot;)">
            <text:p/>
          </table:table-cell>
          <table:table-cell office:value-type="float" office:value="33" calcext:value-type="float">
            <text:p>33</text:p>
          </table:table-cell>
          <table:table-cell table:formula="of:=IF([.S34]&lt;=COUNT([.$I$2:.$R$100]);SMALL([.$I$2:.$R$100];[.S34]);&quot;&quot;)">
            <text:p/>
          </table:table-cell>
          <table:table-cell table:formula="of:=IF(ISNUMBER([.T34]);COUNTIF([.$I$2:.$R$100];[.T34]);&quot;&quot;)">
            <text:p/>
          </table:table-cell>
          <table:table-cell table:formula="of:=IF([.T34]&lt;&gt;[.T33];[.T34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35]&lt;&gt;&quot;&quot;;VALUE([.F35]);&quot;&quot;)">
            <text:p/>
          </table:table-cell>
          <table:table-cell table:number-columns-repeated="2"/>
          <table:table-cell table:formula="of:=IF(LEN([.L34])&gt;0;MID([.L34];LEN([.N34])+2;LEN([.L34])-LEN([.N34])-1);&quot;&quot;)">
            <text:p/>
          </table:table-cell>
          <table:table-cell table:formula="of:=IF([.J35]&lt;&gt;&quot;&quot;;VALUE([.J35]);&quot;&quot;)">
            <text:p/>
          </table:table-cell>
          <table:table-cell table:formula="of:=IF(LEN([.L35])&gt;0;LEFT([.L35];FIND(&quot;,&quot;;[.L35])-1);&quot;&quot;)">
            <text:p/>
          </table:table-cell>
          <table:table-cell/>
          <table:table-cell table:formula="of:=IF([.N35]&lt;&gt;&quot;&quot;;VALUE([.N35]);&quot;&quot;)">
            <text:p/>
          </table:table-cell>
          <table:table-cell/>
          <table:table-cell table:formula="of:=IF([.Q35]&lt;&gt;&quot;&quot;;VALUE([.Q35]);&quot;&quot;)">
            <text:p/>
          </table:table-cell>
          <table:table-cell office:value-type="float" office:value="34" calcext:value-type="float">
            <text:p>34</text:p>
          </table:table-cell>
          <table:table-cell table:formula="of:=IF([.S35]&lt;=COUNT([.$I$2:.$R$100]);SMALL([.$I$2:.$R$100];[.S35]);&quot;&quot;)">
            <text:p/>
          </table:table-cell>
          <table:table-cell table:formula="of:=IF(ISNUMBER([.T35]);COUNTIF([.$I$2:.$R$100];[.T35]);&quot;&quot;)">
            <text:p/>
          </table:table-cell>
          <table:table-cell table:formula="of:=IF([.T35]&lt;&gt;[.T34];[.T35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36]&lt;&gt;&quot;&quot;;VALUE([.F36]);&quot;&quot;)">
            <text:p/>
          </table:table-cell>
          <table:table-cell table:number-columns-repeated="2"/>
          <table:table-cell table:formula="of:=IF(LEN([.L35])&gt;0;MID([.L35];LEN([.N35])+2;LEN([.L35])-LEN([.N35])-1);&quot;&quot;)">
            <text:p/>
          </table:table-cell>
          <table:table-cell table:formula="of:=IF([.J36]&lt;&gt;&quot;&quot;;VALUE([.J36]);&quot;&quot;)">
            <text:p/>
          </table:table-cell>
          <table:table-cell table:number-columns-repeated="2"/>
          <table:table-cell table:formula="of:=IF([.N36]&lt;&gt;&quot;&quot;;VALUE([.N36]);&quot;&quot;)">
            <text:p/>
          </table:table-cell>
          <table:table-cell/>
          <table:table-cell table:formula="of:=IF([.Q36]&lt;&gt;&quot;&quot;;VALUE([.Q36]);&quot;&quot;)">
            <text:p/>
          </table:table-cell>
          <table:table-cell office:value-type="float" office:value="35" calcext:value-type="float">
            <text:p>35</text:p>
          </table:table-cell>
          <table:table-cell table:formula="of:=IF([.S36]&lt;=COUNT([.$I$2:.$R$100]);SMALL([.$I$2:.$R$100];[.S36]);&quot;&quot;)">
            <text:p/>
          </table:table-cell>
          <table:table-cell table:formula="of:=IF(ISNUMBER([.T36]);COUNTIF([.$I$2:.$R$100];[.T36]);&quot;&quot;)">
            <text:p/>
          </table:table-cell>
          <table:table-cell table:formula="of:=IF([.T36]&lt;&gt;[.T35];[.T36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37]&lt;&gt;&quot;&quot;;VALUE([.F37]);&quot;&quot;)">
            <text:p/>
          </table:table-cell>
          <table:table-cell table:number-columns-repeated="3"/>
          <table:table-cell table:formula="of:=IF([.J37]&lt;&gt;&quot;&quot;;VALUE([.J37]);&quot;&quot;)">
            <text:p/>
          </table:table-cell>
          <table:table-cell table:number-columns-repeated="2"/>
          <table:table-cell table:formula="of:=IF([.N37]&lt;&gt;&quot;&quot;;VALUE([.N37]);&quot;&quot;)">
            <text:p/>
          </table:table-cell>
          <table:table-cell/>
          <table:table-cell table:formula="of:=IF([.Q37]&lt;&gt;&quot;&quot;;VALUE([.Q37]);&quot;&quot;)">
            <text:p/>
          </table:table-cell>
          <table:table-cell office:value-type="float" office:value="36" calcext:value-type="float">
            <text:p>36</text:p>
          </table:table-cell>
          <table:table-cell table:formula="of:=IF([.S37]&lt;=COUNT([.$I$2:.$R$100]);SMALL([.$I$2:.$R$100];[.S37]);&quot;&quot;)">
            <text:p/>
          </table:table-cell>
          <table:table-cell table:formula="of:=IF(ISNUMBER([.T37]);COUNTIF([.$I$2:.$R$100];[.T37]);&quot;&quot;)">
            <text:p/>
          </table:table-cell>
          <table:table-cell table:formula="of:=IF([.T37]&lt;&gt;[.T36];[.T37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38]&lt;&gt;&quot;&quot;;VALUE([.F38]);&quot;&quot;)">
            <text:p/>
          </table:table-cell>
          <table:table-cell table:number-columns-repeated="3"/>
          <table:table-cell table:formula="of:=IF([.J38]&lt;&gt;&quot;&quot;;VALUE([.J38]);&quot;&quot;)">
            <text:p/>
          </table:table-cell>
          <table:table-cell table:number-columns-repeated="2"/>
          <table:table-cell table:formula="of:=IF([.N38]&lt;&gt;&quot;&quot;;VALUE([.N38]);&quot;&quot;)">
            <text:p/>
          </table:table-cell>
          <table:table-cell/>
          <table:table-cell table:formula="of:=IF([.Q38]&lt;&gt;&quot;&quot;;VALUE([.Q38]);&quot;&quot;)">
            <text:p/>
          </table:table-cell>
          <table:table-cell office:value-type="float" office:value="37" calcext:value-type="float">
            <text:p>37</text:p>
          </table:table-cell>
          <table:table-cell table:formula="of:=IF([.S38]&lt;=COUNT([.$I$2:.$R$100]);SMALL([.$I$2:.$R$100];[.S38]);&quot;&quot;)">
            <text:p/>
          </table:table-cell>
          <table:table-cell table:formula="of:=IF(ISNUMBER([.T38]);COUNTIF([.$I$2:.$R$100];[.T38]);&quot;&quot;)">
            <text:p/>
          </table:table-cell>
          <table:table-cell table:formula="of:=IF([.T38]&lt;&gt;[.T37];[.T38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39]&lt;&gt;&quot;&quot;;VALUE([.F39]);&quot;&quot;)">
            <text:p/>
          </table:table-cell>
          <table:table-cell table:number-columns-repeated="3"/>
          <table:table-cell table:formula="of:=IF([.J39]&lt;&gt;&quot;&quot;;VALUE([.J39]);&quot;&quot;)">
            <text:p/>
          </table:table-cell>
          <table:table-cell table:number-columns-repeated="2"/>
          <table:table-cell table:formula="of:=IF([.N39]&lt;&gt;&quot;&quot;;VALUE([.N39]);&quot;&quot;)">
            <text:p/>
          </table:table-cell>
          <table:table-cell/>
          <table:table-cell table:formula="of:=IF([.Q39]&lt;&gt;&quot;&quot;;VALUE([.Q39]);&quot;&quot;)">
            <text:p/>
          </table:table-cell>
          <table:table-cell office:value-type="float" office:value="38" calcext:value-type="float">
            <text:p>38</text:p>
          </table:table-cell>
          <table:table-cell table:formula="of:=IF([.S39]&lt;=COUNT([.$I$2:.$R$100]);SMALL([.$I$2:.$R$100];[.S39]);&quot;&quot;)">
            <text:p/>
          </table:table-cell>
          <table:table-cell table:formula="of:=IF(ISNUMBER([.T39]);COUNTIF([.$I$2:.$R$100];[.T39]);&quot;&quot;)">
            <text:p/>
          </table:table-cell>
          <table:table-cell table:formula="of:=IF([.T39]&lt;&gt;[.T38];[.T39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40]&lt;&gt;&quot;&quot;;VALUE([.F40]);&quot;&quot;)">
            <text:p/>
          </table:table-cell>
          <table:table-cell table:number-columns-repeated="3"/>
          <table:table-cell table:formula="of:=IF([.J40]&lt;&gt;&quot;&quot;;VALUE([.J40]);&quot;&quot;)">
            <text:p/>
          </table:table-cell>
          <table:table-cell table:number-columns-repeated="2"/>
          <table:table-cell table:formula="of:=IF([.N40]&lt;&gt;&quot;&quot;;VALUE([.N40]);&quot;&quot;)">
            <text:p/>
          </table:table-cell>
          <table:table-cell/>
          <table:table-cell table:formula="of:=IF([.Q40]&lt;&gt;&quot;&quot;;VALUE([.Q40]);&quot;&quot;)">
            <text:p/>
          </table:table-cell>
          <table:table-cell office:value-type="float" office:value="39" calcext:value-type="float">
            <text:p>39</text:p>
          </table:table-cell>
          <table:table-cell table:formula="of:=IF([.S40]&lt;=COUNT([.$I$2:.$R$100]);SMALL([.$I$2:.$R$100];[.S40]);&quot;&quot;)">
            <text:p/>
          </table:table-cell>
          <table:table-cell table:formula="of:=IF(ISNUMBER([.T40]);COUNTIF([.$I$2:.$R$100];[.T40]);&quot;&quot;)">
            <text:p/>
          </table:table-cell>
          <table:table-cell table:formula="of:=IF([.T40]&lt;&gt;[.T39];[.T40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41]&lt;&gt;&quot;&quot;;VALUE([.F41]);&quot;&quot;)">
            <text:p/>
          </table:table-cell>
          <table:table-cell table:number-columns-repeated="3"/>
          <table:table-cell table:formula="of:=IF([.J41]&lt;&gt;&quot;&quot;;VALUE([.J41]);&quot;&quot;)">
            <text:p/>
          </table:table-cell>
          <table:table-cell table:number-columns-repeated="2"/>
          <table:table-cell table:formula="of:=IF([.N41]&lt;&gt;&quot;&quot;;VALUE([.N41]);&quot;&quot;)">
            <text:p/>
          </table:table-cell>
          <table:table-cell/>
          <table:table-cell table:formula="of:=IF([.Q41]&lt;&gt;&quot;&quot;;VALUE([.Q41])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S41]&lt;=COUNT([.$I$2:.$R$100]);SMALL([.$I$2:.$R$100];[.S41]);&quot;&quot;)">
            <text:p/>
          </table:table-cell>
          <table:table-cell table:formula="of:=IF(ISNUMBER([.T41]);COUNTIF([.$I$2:.$R$100];[.T41]);&quot;&quot;)">
            <text:p/>
          </table:table-cell>
          <table:table-cell table:formula="of:=IF([.T41]&lt;&gt;[.T40];[.T41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42]&lt;&gt;&quot;&quot;;VALUE([.F42]);&quot;&quot;)">
            <text:p/>
          </table:table-cell>
          <table:table-cell table:number-columns-repeated="3"/>
          <table:table-cell table:formula="of:=IF([.J42]&lt;&gt;&quot;&quot;;VALUE([.J42]);&quot;&quot;)">
            <text:p/>
          </table:table-cell>
          <table:table-cell table:number-columns-repeated="2"/>
          <table:table-cell table:formula="of:=IF([.N42]&lt;&gt;&quot;&quot;;VALUE([.N42]);&quot;&quot;)">
            <text:p/>
          </table:table-cell>
          <table:table-cell/>
          <table:table-cell table:formula="of:=IF([.Q42]&lt;&gt;&quot;&quot;;VALUE([.Q42]);&quot;&quot;)">
            <text:p/>
          </table:table-cell>
          <table:table-cell office:value-type="float" office:value="41" calcext:value-type="float">
            <text:p>41</text:p>
          </table:table-cell>
          <table:table-cell table:formula="of:=IF([.S42]&lt;=COUNT([.$I$2:.$R$100]);SMALL([.$I$2:.$R$100];[.S42]);&quot;&quot;)">
            <text:p/>
          </table:table-cell>
          <table:table-cell table:formula="of:=IF(ISNUMBER([.T42]);COUNTIF([.$I$2:.$R$100];[.T42]);&quot;&quot;)">
            <text:p/>
          </table:table-cell>
          <table:table-cell table:formula="of:=IF([.T42]&lt;&gt;[.T41];[.T42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43]&lt;&gt;&quot;&quot;;VALUE([.F43]);&quot;&quot;)">
            <text:p/>
          </table:table-cell>
          <table:table-cell table:number-columns-repeated="3"/>
          <table:table-cell table:formula="of:=IF([.J43]&lt;&gt;&quot;&quot;;VALUE([.J43]);&quot;&quot;)">
            <text:p/>
          </table:table-cell>
          <table:table-cell table:number-columns-repeated="2"/>
          <table:table-cell table:formula="of:=IF([.N43]&lt;&gt;&quot;&quot;;VALUE([.N43]);&quot;&quot;)">
            <text:p/>
          </table:table-cell>
          <table:table-cell/>
          <table:table-cell table:formula="of:=IF([.Q43]&lt;&gt;&quot;&quot;;VALUE([.Q43]);&quot;&quot;)">
            <text:p/>
          </table:table-cell>
          <table:table-cell office:value-type="float" office:value="42" calcext:value-type="float">
            <text:p>42</text:p>
          </table:table-cell>
          <table:table-cell table:formula="of:=IF([.S43]&lt;=COUNT([.$I$2:.$R$100]);SMALL([.$I$2:.$R$100];[.S43]);&quot;&quot;)">
            <text:p/>
          </table:table-cell>
          <table:table-cell table:formula="of:=IF(ISNUMBER([.T43]);COUNTIF([.$I$2:.$R$100];[.T43]);&quot;&quot;)">
            <text:p/>
          </table:table-cell>
          <table:table-cell table:formula="of:=IF([.T43]&lt;&gt;[.T42];[.T43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44]&lt;&gt;&quot;&quot;;VALUE([.F44]);&quot;&quot;)">
            <text:p/>
          </table:table-cell>
          <table:table-cell table:number-columns-repeated="3"/>
          <table:table-cell table:formula="of:=IF([.J44]&lt;&gt;&quot;&quot;;VALUE([.J44]);&quot;&quot;)">
            <text:p/>
          </table:table-cell>
          <table:table-cell table:number-columns-repeated="2"/>
          <table:table-cell table:formula="of:=IF([.N44]&lt;&gt;&quot;&quot;;VALUE([.N44]);&quot;&quot;)">
            <text:p/>
          </table:table-cell>
          <table:table-cell/>
          <table:table-cell table:formula="of:=IF([.Q44]&lt;&gt;&quot;&quot;;VALUE([.Q44]);&quot;&quot;)">
            <text:p/>
          </table:table-cell>
          <table:table-cell office:value-type="float" office:value="43" calcext:value-type="float">
            <text:p>43</text:p>
          </table:table-cell>
          <table:table-cell table:formula="of:=IF([.S44]&lt;=COUNT([.$I$2:.$R$100]);SMALL([.$I$2:.$R$100];[.S44]);&quot;&quot;)">
            <text:p/>
          </table:table-cell>
          <table:table-cell table:formula="of:=IF(ISNUMBER([.T44]);COUNTIF([.$I$2:.$R$100];[.T44]);&quot;&quot;)">
            <text:p/>
          </table:table-cell>
          <table:table-cell table:formula="of:=IF([.T44]&lt;&gt;[.T43];[.T44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45]&lt;&gt;&quot;&quot;;VALUE([.F45]);&quot;&quot;)">
            <text:p/>
          </table:table-cell>
          <table:table-cell table:number-columns-repeated="3"/>
          <table:table-cell table:formula="of:=IF([.J45]&lt;&gt;&quot;&quot;;VALUE([.J45]);&quot;&quot;)">
            <text:p/>
          </table:table-cell>
          <table:table-cell table:number-columns-repeated="2"/>
          <table:table-cell table:formula="of:=IF([.N45]&lt;&gt;&quot;&quot;;VALUE([.N45]);&quot;&quot;)">
            <text:p/>
          </table:table-cell>
          <table:table-cell/>
          <table:table-cell table:formula="of:=IF([.Q45]&lt;&gt;&quot;&quot;;VALUE([.Q45]);&quot;&quot;)">
            <text:p/>
          </table:table-cell>
          <table:table-cell office:value-type="float" office:value="44" calcext:value-type="float">
            <text:p>44</text:p>
          </table:table-cell>
          <table:table-cell table:formula="of:=IF([.S45]&lt;=COUNT([.$I$2:.$R$100]);SMALL([.$I$2:.$R$100];[.S45]);&quot;&quot;)">
            <text:p/>
          </table:table-cell>
          <table:table-cell table:formula="of:=IF(ISNUMBER([.T45]);COUNTIF([.$I$2:.$R$100];[.T45]);&quot;&quot;)">
            <text:p/>
          </table:table-cell>
          <table:table-cell table:formula="of:=IF([.T45]&lt;&gt;[.T44];[.T45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46]&lt;&gt;&quot;&quot;;VALUE([.F46]);&quot;&quot;)">
            <text:p/>
          </table:table-cell>
          <table:table-cell table:number-columns-repeated="3"/>
          <table:table-cell table:formula="of:=IF([.J46]&lt;&gt;&quot;&quot;;VALUE([.J46]);&quot;&quot;)">
            <text:p/>
          </table:table-cell>
          <table:table-cell table:number-columns-repeated="2"/>
          <table:table-cell table:formula="of:=IF([.N46]&lt;&gt;&quot;&quot;;VALUE([.N46]);&quot;&quot;)">
            <text:p/>
          </table:table-cell>
          <table:table-cell/>
          <table:table-cell table:formula="of:=IF([.Q46]&lt;&gt;&quot;&quot;;VALUE([.Q46]);&quot;&quot;)">
            <text:p/>
          </table:table-cell>
          <table:table-cell office:value-type="float" office:value="45" calcext:value-type="float">
            <text:p>45</text:p>
          </table:table-cell>
          <table:table-cell table:formula="of:=IF([.S46]&lt;=COUNT([.$I$2:.$R$100]);SMALL([.$I$2:.$R$100];[.S46]);&quot;&quot;)">
            <text:p/>
          </table:table-cell>
          <table:table-cell table:formula="of:=IF(ISNUMBER([.T46]);COUNTIF([.$I$2:.$R$100];[.T46]);&quot;&quot;)">
            <text:p/>
          </table:table-cell>
          <table:table-cell table:formula="of:=IF([.T46]&lt;&gt;[.T45];[.T46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47]&lt;&gt;&quot;&quot;;VALUE([.F47]);&quot;&quot;)">
            <text:p/>
          </table:table-cell>
          <table:table-cell table:number-columns-repeated="3"/>
          <table:table-cell table:formula="of:=IF([.J47]&lt;&gt;&quot;&quot;;VALUE([.J47]);&quot;&quot;)">
            <text:p/>
          </table:table-cell>
          <table:table-cell table:number-columns-repeated="2"/>
          <table:table-cell table:formula="of:=IF([.N47]&lt;&gt;&quot;&quot;;VALUE([.N47]);&quot;&quot;)">
            <text:p/>
          </table:table-cell>
          <table:table-cell/>
          <table:table-cell table:formula="of:=IF([.Q47]&lt;&gt;&quot;&quot;;VALUE([.Q47]);&quot;&quot;)">
            <text:p/>
          </table:table-cell>
          <table:table-cell office:value-type="float" office:value="46" calcext:value-type="float">
            <text:p>46</text:p>
          </table:table-cell>
          <table:table-cell table:formula="of:=IF([.S47]&lt;=COUNT([.$I$2:.$R$100]);SMALL([.$I$2:.$R$100];[.S47]);&quot;&quot;)">
            <text:p/>
          </table:table-cell>
          <table:table-cell table:formula="of:=IF(ISNUMBER([.T47]);COUNTIF([.$I$2:.$R$100];[.T47]);&quot;&quot;)">
            <text:p/>
          </table:table-cell>
          <table:table-cell table:formula="of:=IF([.T47]&lt;&gt;[.T46];[.T47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48]&lt;&gt;&quot;&quot;;VALUE([.F48]);&quot;&quot;)">
            <text:p/>
          </table:table-cell>
          <table:table-cell table:number-columns-repeated="3"/>
          <table:table-cell table:formula="of:=IF([.J48]&lt;&gt;&quot;&quot;;VALUE([.J48]);&quot;&quot;)">
            <text:p/>
          </table:table-cell>
          <table:table-cell table:number-columns-repeated="2"/>
          <table:table-cell table:formula="of:=IF([.N48]&lt;&gt;&quot;&quot;;VALUE([.N48]);&quot;&quot;)">
            <text:p/>
          </table:table-cell>
          <table:table-cell/>
          <table:table-cell table:formula="of:=IF([.Q48]&lt;&gt;&quot;&quot;;VALUE([.Q48]);&quot;&quot;)">
            <text:p/>
          </table:table-cell>
          <table:table-cell office:value-type="float" office:value="47" calcext:value-type="float">
            <text:p>47</text:p>
          </table:table-cell>
          <table:table-cell table:formula="of:=IF([.S48]&lt;=COUNT([.$I$2:.$R$100]);SMALL([.$I$2:.$R$100];[.S48]);&quot;&quot;)">
            <text:p/>
          </table:table-cell>
          <table:table-cell table:formula="of:=IF(ISNUMBER([.T48]);COUNTIF([.$I$2:.$R$100];[.T48]);&quot;&quot;)">
            <text:p/>
          </table:table-cell>
          <table:table-cell table:formula="of:=IF([.T48]&lt;&gt;[.T47];[.T48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49]&lt;&gt;&quot;&quot;;VALUE([.F49]);&quot;&quot;)">
            <text:p/>
          </table:table-cell>
          <table:table-cell table:number-columns-repeated="3"/>
          <table:table-cell table:formula="of:=IF([.J49]&lt;&gt;&quot;&quot;;VALUE([.J49]);&quot;&quot;)">
            <text:p/>
          </table:table-cell>
          <table:table-cell table:number-columns-repeated="2"/>
          <table:table-cell table:formula="of:=IF([.N49]&lt;&gt;&quot;&quot;;VALUE([.N49]);&quot;&quot;)">
            <text:p/>
          </table:table-cell>
          <table:table-cell/>
          <table:table-cell table:formula="of:=IF([.Q49]&lt;&gt;&quot;&quot;;VALUE([.Q49]);&quot;&quot;)">
            <text:p/>
          </table:table-cell>
          <table:table-cell office:value-type="float" office:value="48" calcext:value-type="float">
            <text:p>48</text:p>
          </table:table-cell>
          <table:table-cell table:formula="of:=IF([.S49]&lt;=COUNT([.$I$2:.$R$100]);SMALL([.$I$2:.$R$100];[.S49]);&quot;&quot;)">
            <text:p/>
          </table:table-cell>
          <table:table-cell table:formula="of:=IF(ISNUMBER([.T49]);COUNTIF([.$I$2:.$R$100];[.T49]);&quot;&quot;)">
            <text:p/>
          </table:table-cell>
          <table:table-cell table:formula="of:=IF([.T49]&lt;&gt;[.T48];[.T49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50]&lt;&gt;&quot;&quot;;VALUE([.F50]);&quot;&quot;)">
            <text:p/>
          </table:table-cell>
          <table:table-cell table:number-columns-repeated="3"/>
          <table:table-cell table:formula="of:=IF([.J50]&lt;&gt;&quot;&quot;;VALUE([.J50]);&quot;&quot;)">
            <text:p/>
          </table:table-cell>
          <table:table-cell table:number-columns-repeated="2"/>
          <table:table-cell table:formula="of:=IF([.N50]&lt;&gt;&quot;&quot;;VALUE([.N50]);&quot;&quot;)">
            <text:p/>
          </table:table-cell>
          <table:table-cell/>
          <table:table-cell table:formula="of:=IF([.Q50]&lt;&gt;&quot;&quot;;VALUE([.Q50]);&quot;&quot;)">
            <text:p/>
          </table:table-cell>
          <table:table-cell office:value-type="float" office:value="49" calcext:value-type="float">
            <text:p>49</text:p>
          </table:table-cell>
          <table:table-cell table:formula="of:=IF([.S50]&lt;=COUNT([.$I$2:.$R$100]);SMALL([.$I$2:.$R$100];[.S50]);&quot;&quot;)">
            <text:p/>
          </table:table-cell>
          <table:table-cell table:formula="of:=IF(ISNUMBER([.T50]);COUNTIF([.$I$2:.$R$100];[.T50]);&quot;&quot;)">
            <text:p/>
          </table:table-cell>
          <table:table-cell table:formula="of:=IF([.T50]&lt;&gt;[.T49];[.T50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51]&lt;&gt;&quot;&quot;;VALUE([.F51]);&quot;&quot;)">
            <text:p/>
          </table:table-cell>
          <table:table-cell table:number-columns-repeated="3"/>
          <table:table-cell table:formula="of:=IF([.J51]&lt;&gt;&quot;&quot;;VALUE([.J51]);&quot;&quot;)">
            <text:p/>
          </table:table-cell>
          <table:table-cell table:number-columns-repeated="2"/>
          <table:table-cell table:formula="of:=IF([.N51]&lt;&gt;&quot;&quot;;VALUE([.N51]);&quot;&quot;)">
            <text:p/>
          </table:table-cell>
          <table:table-cell/>
          <table:table-cell table:formula="of:=IF([.Q51]&lt;&gt;&quot;&quot;;VALUE([.Q51]);&quot;&quot;)">
            <text:p/>
          </table:table-cell>
          <table:table-cell office:value-type="float" office:value="50" calcext:value-type="float">
            <text:p>50</text:p>
          </table:table-cell>
          <table:table-cell table:formula="of:=IF([.S51]&lt;=COUNT([.$I$2:.$R$100]);SMALL([.$I$2:.$R$100];[.S51]);&quot;&quot;)">
            <text:p/>
          </table:table-cell>
          <table:table-cell table:formula="of:=IF(ISNUMBER([.T51]);COUNTIF([.$I$2:.$R$100];[.T51]);&quot;&quot;)">
            <text:p/>
          </table:table-cell>
          <table:table-cell table:formula="of:=IF([.T51]&lt;&gt;[.T50];[.T51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52]&lt;&gt;&quot;&quot;;VALUE([.F52]);&quot;&quot;)">
            <text:p/>
          </table:table-cell>
          <table:table-cell table:number-columns-repeated="3"/>
          <table:table-cell table:formula="of:=IF([.J52]&lt;&gt;&quot;&quot;;VALUE([.J52]);&quot;&quot;)">
            <text:p/>
          </table:table-cell>
          <table:table-cell table:number-columns-repeated="2"/>
          <table:table-cell table:formula="of:=IF([.N52]&lt;&gt;&quot;&quot;;VALUE([.N52]);&quot;&quot;)">
            <text:p/>
          </table:table-cell>
          <table:table-cell/>
          <table:table-cell table:formula="of:=IF([.Q52]&lt;&gt;&quot;&quot;;VALUE([.Q52]);&quot;&quot;)">
            <text:p/>
          </table:table-cell>
          <table:table-cell office:value-type="float" office:value="51" calcext:value-type="float">
            <text:p>51</text:p>
          </table:table-cell>
          <table:table-cell table:formula="of:=IF([.S52]&lt;=COUNT([.$I$2:.$R$100]);SMALL([.$I$2:.$R$100];[.S52]);&quot;&quot;)">
            <text:p/>
          </table:table-cell>
          <table:table-cell table:formula="of:=IF(ISNUMBER([.T52]);COUNTIF([.$I$2:.$R$100];[.T52]);&quot;&quot;)">
            <text:p/>
          </table:table-cell>
          <table:table-cell table:formula="of:=IF([.T52]&lt;&gt;[.T51];[.T52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53]&lt;&gt;&quot;&quot;;VALUE([.F53]);&quot;&quot;)">
            <text:p/>
          </table:table-cell>
          <table:table-cell table:number-columns-repeated="3"/>
          <table:table-cell table:formula="of:=IF([.J53]&lt;&gt;&quot;&quot;;VALUE([.J53]);&quot;&quot;)">
            <text:p/>
          </table:table-cell>
          <table:table-cell table:number-columns-repeated="2"/>
          <table:table-cell table:formula="of:=IF([.N53]&lt;&gt;&quot;&quot;;VALUE([.N53]);&quot;&quot;)">
            <text:p/>
          </table:table-cell>
          <table:table-cell/>
          <table:table-cell table:formula="of:=IF([.Q53]&lt;&gt;&quot;&quot;;VALUE([.Q53]);&quot;&quot;)">
            <text:p/>
          </table:table-cell>
          <table:table-cell office:value-type="float" office:value="52" calcext:value-type="float">
            <text:p>52</text:p>
          </table:table-cell>
          <table:table-cell table:formula="of:=IF([.S53]&lt;=COUNT([.$I$2:.$R$100]);SMALL([.$I$2:.$R$100];[.S53]);&quot;&quot;)">
            <text:p/>
          </table:table-cell>
          <table:table-cell table:formula="of:=IF(ISNUMBER([.T53]);COUNTIF([.$I$2:.$R$100];[.T53]);&quot;&quot;)">
            <text:p/>
          </table:table-cell>
          <table:table-cell table:formula="of:=IF([.T53]&lt;&gt;[.T52];[.T53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54]&lt;&gt;&quot;&quot;;VALUE([.F54]);&quot;&quot;)">
            <text:p/>
          </table:table-cell>
          <table:table-cell table:number-columns-repeated="3"/>
          <table:table-cell table:formula="of:=IF([.J54]&lt;&gt;&quot;&quot;;VALUE([.J54]);&quot;&quot;)">
            <text:p/>
          </table:table-cell>
          <table:table-cell table:number-columns-repeated="2"/>
          <table:table-cell table:formula="of:=IF([.N54]&lt;&gt;&quot;&quot;;VALUE([.N54]);&quot;&quot;)">
            <text:p/>
          </table:table-cell>
          <table:table-cell/>
          <table:table-cell table:formula="of:=IF([.Q54]&lt;&gt;&quot;&quot;;VALUE([.Q54]);&quot;&quot;)">
            <text:p/>
          </table:table-cell>
          <table:table-cell office:value-type="float" office:value="53" calcext:value-type="float">
            <text:p>53</text:p>
          </table:table-cell>
          <table:table-cell table:formula="of:=IF([.S54]&lt;=COUNT([.$I$2:.$R$100]);SMALL([.$I$2:.$R$100];[.S54]);&quot;&quot;)">
            <text:p/>
          </table:table-cell>
          <table:table-cell table:formula="of:=IF(ISNUMBER([.T54]);COUNTIF([.$I$2:.$R$100];[.T54]);&quot;&quot;)">
            <text:p/>
          </table:table-cell>
          <table:table-cell table:formula="of:=IF([.T54]&lt;&gt;[.T53];[.T54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55]&lt;&gt;&quot;&quot;;VALUE([.F55]);&quot;&quot;)">
            <text:p/>
          </table:table-cell>
          <table:table-cell table:number-columns-repeated="3"/>
          <table:table-cell table:formula="of:=IF([.J55]&lt;&gt;&quot;&quot;;VALUE([.J55]);&quot;&quot;)">
            <text:p/>
          </table:table-cell>
          <table:table-cell table:number-columns-repeated="2"/>
          <table:table-cell table:formula="of:=IF([.N55]&lt;&gt;&quot;&quot;;VALUE([.N55]);&quot;&quot;)">
            <text:p/>
          </table:table-cell>
          <table:table-cell/>
          <table:table-cell table:formula="of:=IF([.Q55]&lt;&gt;&quot;&quot;;VALUE([.Q55]);&quot;&quot;)">
            <text:p/>
          </table:table-cell>
          <table:table-cell office:value-type="float" office:value="54" calcext:value-type="float">
            <text:p>54</text:p>
          </table:table-cell>
          <table:table-cell table:formula="of:=IF([.S55]&lt;=COUNT([.$I$2:.$R$100]);SMALL([.$I$2:.$R$100];[.S55]);&quot;&quot;)">
            <text:p/>
          </table:table-cell>
          <table:table-cell table:formula="of:=IF(ISNUMBER([.T55]);COUNTIF([.$I$2:.$R$100];[.T55]);&quot;&quot;)">
            <text:p/>
          </table:table-cell>
          <table:table-cell table:formula="of:=IF([.T55]&lt;&gt;[.T54];[.T55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56]&lt;&gt;&quot;&quot;;VALUE([.F56]);&quot;&quot;)">
            <text:p/>
          </table:table-cell>
          <table:table-cell table:number-columns-repeated="3"/>
          <table:table-cell table:formula="of:=IF([.J56]&lt;&gt;&quot;&quot;;VALUE([.J56]);&quot;&quot;)">
            <text:p/>
          </table:table-cell>
          <table:table-cell table:number-columns-repeated="2"/>
          <table:table-cell table:formula="of:=IF([.N56]&lt;&gt;&quot;&quot;;VALUE([.N56]);&quot;&quot;)">
            <text:p/>
          </table:table-cell>
          <table:table-cell/>
          <table:table-cell table:formula="of:=IF([.Q56]&lt;&gt;&quot;&quot;;VALUE([.Q56]);&quot;&quot;)">
            <text:p/>
          </table:table-cell>
          <table:table-cell office:value-type="float" office:value="55" calcext:value-type="float">
            <text:p>55</text:p>
          </table:table-cell>
          <table:table-cell table:formula="of:=IF([.S56]&lt;=COUNT([.$I$2:.$R$100]);SMALL([.$I$2:.$R$100];[.S56]);&quot;&quot;)">
            <text:p/>
          </table:table-cell>
          <table:table-cell table:formula="of:=IF(ISNUMBER([.T56]);COUNTIF([.$I$2:.$R$100];[.T56]);&quot;&quot;)">
            <text:p/>
          </table:table-cell>
          <table:table-cell table:formula="of:=IF([.T56]&lt;&gt;[.T55];[.T56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57]&lt;&gt;&quot;&quot;;VALUE([.F57]);&quot;&quot;)">
            <text:p/>
          </table:table-cell>
          <table:table-cell table:number-columns-repeated="3"/>
          <table:table-cell table:formula="of:=IF([.J57]&lt;&gt;&quot;&quot;;VALUE([.J57]);&quot;&quot;)">
            <text:p/>
          </table:table-cell>
          <table:table-cell table:number-columns-repeated="2"/>
          <table:table-cell table:formula="of:=IF([.N57]&lt;&gt;&quot;&quot;;VALUE([.N57]);&quot;&quot;)">
            <text:p/>
          </table:table-cell>
          <table:table-cell/>
          <table:table-cell table:formula="of:=IF([.Q57]&lt;&gt;&quot;&quot;;VALUE([.Q57]);&quot;&quot;)">
            <text:p/>
          </table:table-cell>
          <table:table-cell office:value-type="float" office:value="56" calcext:value-type="float">
            <text:p>56</text:p>
          </table:table-cell>
          <table:table-cell table:formula="of:=IF([.S57]&lt;=COUNT([.$I$2:.$R$100]);SMALL([.$I$2:.$R$100];[.S57]);&quot;&quot;)">
            <text:p/>
          </table:table-cell>
          <table:table-cell table:formula="of:=IF(ISNUMBER([.T57]);COUNTIF([.$I$2:.$R$100];[.T57]);&quot;&quot;)">
            <text:p/>
          </table:table-cell>
          <table:table-cell table:formula="of:=IF([.T57]&lt;&gt;[.T56];[.T57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58]&lt;&gt;&quot;&quot;;VALUE([.F58]);&quot;&quot;)">
            <text:p/>
          </table:table-cell>
          <table:table-cell table:number-columns-repeated="3"/>
          <table:table-cell table:formula="of:=IF([.J58]&lt;&gt;&quot;&quot;;VALUE([.J58]);&quot;&quot;)">
            <text:p/>
          </table:table-cell>
          <table:table-cell table:number-columns-repeated="2"/>
          <table:table-cell table:formula="of:=IF([.N58]&lt;&gt;&quot;&quot;;VALUE([.N58]);&quot;&quot;)">
            <text:p/>
          </table:table-cell>
          <table:table-cell/>
          <table:table-cell table:formula="of:=IF([.Q58]&lt;&gt;&quot;&quot;;VALUE([.Q58]);&quot;&quot;)">
            <text:p/>
          </table:table-cell>
          <table:table-cell office:value-type="float" office:value="57" calcext:value-type="float">
            <text:p>57</text:p>
          </table:table-cell>
          <table:table-cell table:formula="of:=IF([.S58]&lt;=COUNT([.$I$2:.$R$100]);SMALL([.$I$2:.$R$100];[.S58]);&quot;&quot;)">
            <text:p/>
          </table:table-cell>
          <table:table-cell table:formula="of:=IF(ISNUMBER([.T58]);COUNTIF([.$I$2:.$R$100];[.T58]);&quot;&quot;)">
            <text:p/>
          </table:table-cell>
          <table:table-cell table:formula="of:=IF([.T58]&lt;&gt;[.T57];[.T58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59]&lt;&gt;&quot;&quot;;VALUE([.F59]);&quot;&quot;)">
            <text:p/>
          </table:table-cell>
          <table:table-cell table:number-columns-repeated="3"/>
          <table:table-cell table:formula="of:=IF([.J59]&lt;&gt;&quot;&quot;;VALUE([.J59]);&quot;&quot;)">
            <text:p/>
          </table:table-cell>
          <table:table-cell table:number-columns-repeated="2"/>
          <table:table-cell table:formula="of:=IF([.N59]&lt;&gt;&quot;&quot;;VALUE([.N59]);&quot;&quot;)">
            <text:p/>
          </table:table-cell>
          <table:table-cell/>
          <table:table-cell table:formula="of:=IF([.Q59]&lt;&gt;&quot;&quot;;VALUE([.Q59]);&quot;&quot;)">
            <text:p/>
          </table:table-cell>
          <table:table-cell office:value-type="float" office:value="58" calcext:value-type="float">
            <text:p>58</text:p>
          </table:table-cell>
          <table:table-cell table:formula="of:=IF([.S59]&lt;=COUNT([.$I$2:.$R$100]);SMALL([.$I$2:.$R$100];[.S59]);&quot;&quot;)">
            <text:p/>
          </table:table-cell>
          <table:table-cell table:formula="of:=IF(ISNUMBER([.T59]);COUNTIF([.$I$2:.$R$100];[.T59]);&quot;&quot;)">
            <text:p/>
          </table:table-cell>
          <table:table-cell table:formula="of:=IF([.T59]&lt;&gt;[.T58];[.T59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60]&lt;&gt;&quot;&quot;;VALUE([.F60]);&quot;&quot;)">
            <text:p/>
          </table:table-cell>
          <table:table-cell table:number-columns-repeated="3"/>
          <table:table-cell table:formula="of:=IF([.J60]&lt;&gt;&quot;&quot;;VALUE([.J60]);&quot;&quot;)">
            <text:p/>
          </table:table-cell>
          <table:table-cell table:number-columns-repeated="2"/>
          <table:table-cell table:formula="of:=IF([.N60]&lt;&gt;&quot;&quot;;VALUE([.N60]);&quot;&quot;)">
            <text:p/>
          </table:table-cell>
          <table:table-cell/>
          <table:table-cell table:formula="of:=IF([.Q60]&lt;&gt;&quot;&quot;;VALUE([.Q60]);&quot;&quot;)">
            <text:p/>
          </table:table-cell>
          <table:table-cell office:value-type="float" office:value="59" calcext:value-type="float">
            <text:p>59</text:p>
          </table:table-cell>
          <table:table-cell table:formula="of:=IF([.S60]&lt;=COUNT([.$I$2:.$R$100]);SMALL([.$I$2:.$R$100];[.S60]);&quot;&quot;)">
            <text:p/>
          </table:table-cell>
          <table:table-cell table:formula="of:=IF(ISNUMBER([.T60]);COUNTIF([.$I$2:.$R$100];[.T60]);&quot;&quot;)">
            <text:p/>
          </table:table-cell>
          <table:table-cell table:formula="of:=IF([.T60]&lt;&gt;[.T59];[.T60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61]&lt;&gt;&quot;&quot;;VALUE([.F61]);&quot;&quot;)">
            <text:p/>
          </table:table-cell>
          <table:table-cell table:number-columns-repeated="3"/>
          <table:table-cell table:formula="of:=IF([.J61]&lt;&gt;&quot;&quot;;VALUE([.J61]);&quot;&quot;)">
            <text:p/>
          </table:table-cell>
          <table:table-cell table:number-columns-repeated="2"/>
          <table:table-cell table:formula="of:=IF([.N61]&lt;&gt;&quot;&quot;;VALUE([.N61]);&quot;&quot;)">
            <text:p/>
          </table:table-cell>
          <table:table-cell/>
          <table:table-cell table:formula="of:=IF([.Q61]&lt;&gt;&quot;&quot;;VALUE([.Q61]);&quot;&quot;)">
            <text:p/>
          </table:table-cell>
          <table:table-cell office:value-type="float" office:value="60" calcext:value-type="float">
            <text:p>60</text:p>
          </table:table-cell>
          <table:table-cell table:formula="of:=IF([.S61]&lt;=COUNT([.$I$2:.$R$100]);SMALL([.$I$2:.$R$100];[.S61]);&quot;&quot;)">
            <text:p/>
          </table:table-cell>
          <table:table-cell table:formula="of:=IF(ISNUMBER([.T61]);COUNTIF([.$I$2:.$R$100];[.T61]);&quot;&quot;)">
            <text:p/>
          </table:table-cell>
          <table:table-cell table:formula="of:=IF([.T61]&lt;&gt;[.T60];[.T61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62]&lt;&gt;&quot;&quot;;VALUE([.F62]);&quot;&quot;)">
            <text:p/>
          </table:table-cell>
          <table:table-cell table:number-columns-repeated="3"/>
          <table:table-cell table:formula="of:=IF([.J62]&lt;&gt;&quot;&quot;;VALUE([.J62]);&quot;&quot;)">
            <text:p/>
          </table:table-cell>
          <table:table-cell table:number-columns-repeated="2"/>
          <table:table-cell table:formula="of:=IF([.N62]&lt;&gt;&quot;&quot;;VALUE([.N62]);&quot;&quot;)">
            <text:p/>
          </table:table-cell>
          <table:table-cell/>
          <table:table-cell table:formula="of:=IF([.Q62]&lt;&gt;&quot;&quot;;VALUE([.Q62]);&quot;&quot;)">
            <text:p/>
          </table:table-cell>
          <table:table-cell office:value-type="float" office:value="61" calcext:value-type="float">
            <text:p>61</text:p>
          </table:table-cell>
          <table:table-cell table:formula="of:=IF([.S62]&lt;=COUNT([.$I$2:.$R$100]);SMALL([.$I$2:.$R$100];[.S62]);&quot;&quot;)">
            <text:p/>
          </table:table-cell>
          <table:table-cell table:formula="of:=IF(ISNUMBER([.T62]);COUNTIF([.$I$2:.$R$100];[.T62]);&quot;&quot;)">
            <text:p/>
          </table:table-cell>
          <table:table-cell table:formula="of:=IF([.T62]&lt;&gt;[.T61];[.T62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63]&lt;&gt;&quot;&quot;;VALUE([.F63]);&quot;&quot;)">
            <text:p/>
          </table:table-cell>
          <table:table-cell table:number-columns-repeated="3"/>
          <table:table-cell table:formula="of:=IF([.J63]&lt;&gt;&quot;&quot;;VALUE([.J63]);&quot;&quot;)">
            <text:p/>
          </table:table-cell>
          <table:table-cell table:number-columns-repeated="2"/>
          <table:table-cell table:formula="of:=IF([.N63]&lt;&gt;&quot;&quot;;VALUE([.N63]);&quot;&quot;)">
            <text:p/>
          </table:table-cell>
          <table:table-cell/>
          <table:table-cell table:formula="of:=IF([.Q63]&lt;&gt;&quot;&quot;;VALUE([.Q63]);&quot;&quot;)">
            <text:p/>
          </table:table-cell>
          <table:table-cell office:value-type="float" office:value="62" calcext:value-type="float">
            <text:p>62</text:p>
          </table:table-cell>
          <table:table-cell table:formula="of:=IF([.S63]&lt;=COUNT([.$I$2:.$R$100]);SMALL([.$I$2:.$R$100];[.S63]);&quot;&quot;)">
            <text:p/>
          </table:table-cell>
          <table:table-cell table:formula="of:=IF(ISNUMBER([.T63]);COUNTIF([.$I$2:.$R$100];[.T63]);&quot;&quot;)">
            <text:p/>
          </table:table-cell>
          <table:table-cell table:formula="of:=IF([.T63]&lt;&gt;[.T62];[.T63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64]&lt;&gt;&quot;&quot;;VALUE([.F64]);&quot;&quot;)">
            <text:p/>
          </table:table-cell>
          <table:table-cell table:number-columns-repeated="3"/>
          <table:table-cell table:formula="of:=IF([.J64]&lt;&gt;&quot;&quot;;VALUE([.J64]);&quot;&quot;)">
            <text:p/>
          </table:table-cell>
          <table:table-cell table:number-columns-repeated="2"/>
          <table:table-cell table:formula="of:=IF([.N64]&lt;&gt;&quot;&quot;;VALUE([.N64]);&quot;&quot;)">
            <text:p/>
          </table:table-cell>
          <table:table-cell/>
          <table:table-cell table:formula="of:=IF([.Q64]&lt;&gt;&quot;&quot;;VALUE([.Q64]);&quot;&quot;)">
            <text:p/>
          </table:table-cell>
          <table:table-cell office:value-type="float" office:value="63" calcext:value-type="float">
            <text:p>63</text:p>
          </table:table-cell>
          <table:table-cell table:formula="of:=IF([.S64]&lt;=COUNT([.$I$2:.$R$100]);SMALL([.$I$2:.$R$100];[.S64]);&quot;&quot;)">
            <text:p/>
          </table:table-cell>
          <table:table-cell table:formula="of:=IF(ISNUMBER([.T64]);COUNTIF([.$I$2:.$R$100];[.T64]);&quot;&quot;)">
            <text:p/>
          </table:table-cell>
          <table:table-cell table:formula="of:=IF([.T64]&lt;&gt;[.T63];[.T64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65]&lt;&gt;&quot;&quot;;VALUE([.F65]);&quot;&quot;)">
            <text:p/>
          </table:table-cell>
          <table:table-cell table:number-columns-repeated="3"/>
          <table:table-cell table:formula="of:=IF([.J65]&lt;&gt;&quot;&quot;;VALUE([.J65]);&quot;&quot;)">
            <text:p/>
          </table:table-cell>
          <table:table-cell table:number-columns-repeated="2"/>
          <table:table-cell table:formula="of:=IF([.N65]&lt;&gt;&quot;&quot;;VALUE([.N65]);&quot;&quot;)">
            <text:p/>
          </table:table-cell>
          <table:table-cell/>
          <table:table-cell table:formula="of:=IF([.Q65]&lt;&gt;&quot;&quot;;VALUE([.Q65]);&quot;&quot;)">
            <text:p/>
          </table:table-cell>
          <table:table-cell office:value-type="float" office:value="64" calcext:value-type="float">
            <text:p>64</text:p>
          </table:table-cell>
          <table:table-cell table:formula="of:=IF([.S65]&lt;=COUNT([.$I$2:.$R$100]);SMALL([.$I$2:.$R$100];[.S65]);&quot;&quot;)">
            <text:p/>
          </table:table-cell>
          <table:table-cell table:formula="of:=IF(ISNUMBER([.T65]);COUNTIF([.$I$2:.$R$100];[.T65]);&quot;&quot;)">
            <text:p/>
          </table:table-cell>
          <table:table-cell table:formula="of:=IF([.T65]&lt;&gt;[.T64];[.T65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66]&lt;&gt;&quot;&quot;;VALUE([.F66]);&quot;&quot;)">
            <text:p/>
          </table:table-cell>
          <table:table-cell table:number-columns-repeated="3"/>
          <table:table-cell table:formula="of:=IF([.J66]&lt;&gt;&quot;&quot;;VALUE([.J66]);&quot;&quot;)">
            <text:p/>
          </table:table-cell>
          <table:table-cell table:number-columns-repeated="2"/>
          <table:table-cell table:formula="of:=IF([.N66]&lt;&gt;&quot;&quot;;VALUE([.N66]);&quot;&quot;)">
            <text:p/>
          </table:table-cell>
          <table:table-cell/>
          <table:table-cell table:formula="of:=IF([.Q66]&lt;&gt;&quot;&quot;;VALUE([.Q66]);&quot;&quot;)">
            <text:p/>
          </table:table-cell>
          <table:table-cell office:value-type="float" office:value="65" calcext:value-type="float">
            <text:p>65</text:p>
          </table:table-cell>
          <table:table-cell table:formula="of:=IF([.S66]&lt;=COUNT([.$I$2:.$R$100]);SMALL([.$I$2:.$R$100];[.S66]);&quot;&quot;)">
            <text:p/>
          </table:table-cell>
          <table:table-cell table:formula="of:=IF(ISNUMBER([.T66]);COUNTIF([.$I$2:.$R$100];[.T66]);&quot;&quot;)">
            <text:p/>
          </table:table-cell>
          <table:table-cell table:formula="of:=IF([.T66]&lt;&gt;[.T65];[.T66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67]&lt;&gt;&quot;&quot;;VALUE([.F67]);&quot;&quot;)">
            <text:p/>
          </table:table-cell>
          <table:table-cell table:number-columns-repeated="3"/>
          <table:table-cell table:formula="of:=IF([.J67]&lt;&gt;&quot;&quot;;VALUE([.J67]);&quot;&quot;)">
            <text:p/>
          </table:table-cell>
          <table:table-cell table:number-columns-repeated="2"/>
          <table:table-cell table:formula="of:=IF([.N67]&lt;&gt;&quot;&quot;;VALUE([.N67]);&quot;&quot;)">
            <text:p/>
          </table:table-cell>
          <table:table-cell/>
          <table:table-cell table:formula="of:=IF([.Q67]&lt;&gt;&quot;&quot;;VALUE([.Q67]);&quot;&quot;)">
            <text:p/>
          </table:table-cell>
          <table:table-cell office:value-type="float" office:value="66" calcext:value-type="float">
            <text:p>66</text:p>
          </table:table-cell>
          <table:table-cell table:formula="of:=IF([.S67]&lt;=COUNT([.$I$2:.$R$100]);SMALL([.$I$2:.$R$100];[.S67]);&quot;&quot;)">
            <text:p/>
          </table:table-cell>
          <table:table-cell table:formula="of:=IF(ISNUMBER([.T67]);COUNTIF([.$I$2:.$R$100];[.T67]);&quot;&quot;)">
            <text:p/>
          </table:table-cell>
          <table:table-cell table:formula="of:=IF([.T67]&lt;&gt;[.T66];[.T67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68]&lt;&gt;&quot;&quot;;VALUE([.F68]);&quot;&quot;)">
            <text:p/>
          </table:table-cell>
          <table:table-cell table:number-columns-repeated="3"/>
          <table:table-cell table:formula="of:=IF([.J68]&lt;&gt;&quot;&quot;;VALUE([.J68]);&quot;&quot;)">
            <text:p/>
          </table:table-cell>
          <table:table-cell table:number-columns-repeated="2"/>
          <table:table-cell table:formula="of:=IF([.N68]&lt;&gt;&quot;&quot;;VALUE([.N68]);&quot;&quot;)">
            <text:p/>
          </table:table-cell>
          <table:table-cell/>
          <table:table-cell table:formula="of:=IF([.Q68]&lt;&gt;&quot;&quot;;VALUE([.Q68]);&quot;&quot;)">
            <text:p/>
          </table:table-cell>
          <table:table-cell office:value-type="float" office:value="67" calcext:value-type="float">
            <text:p>67</text:p>
          </table:table-cell>
          <table:table-cell table:formula="of:=IF([.S68]&lt;=COUNT([.$I$2:.$R$100]);SMALL([.$I$2:.$R$100];[.S68]);&quot;&quot;)">
            <text:p/>
          </table:table-cell>
          <table:table-cell table:formula="of:=IF(ISNUMBER([.T68]);COUNTIF([.$I$2:.$R$100];[.T68]);&quot;&quot;)">
            <text:p/>
          </table:table-cell>
          <table:table-cell table:formula="of:=IF([.T68]&lt;&gt;[.T67];[.T68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69]&lt;&gt;&quot;&quot;;VALUE([.F69]);&quot;&quot;)">
            <text:p/>
          </table:table-cell>
          <table:table-cell table:number-columns-repeated="3"/>
          <table:table-cell table:formula="of:=IF([.J69]&lt;&gt;&quot;&quot;;VALUE([.J69]);&quot;&quot;)">
            <text:p/>
          </table:table-cell>
          <table:table-cell table:number-columns-repeated="2"/>
          <table:table-cell table:formula="of:=IF([.N69]&lt;&gt;&quot;&quot;;VALUE([.N69]);&quot;&quot;)">
            <text:p/>
          </table:table-cell>
          <table:table-cell/>
          <table:table-cell table:formula="of:=IF([.Q69]&lt;&gt;&quot;&quot;;VALUE([.Q69]);&quot;&quot;)">
            <text:p/>
          </table:table-cell>
          <table:table-cell office:value-type="float" office:value="68" calcext:value-type="float">
            <text:p>68</text:p>
          </table:table-cell>
          <table:table-cell table:formula="of:=IF([.S69]&lt;=COUNT([.$I$2:.$R$100]);SMALL([.$I$2:.$R$100];[.S69]);&quot;&quot;)">
            <text:p/>
          </table:table-cell>
          <table:table-cell table:formula="of:=IF(ISNUMBER([.T69]);COUNTIF([.$I$2:.$R$100];[.T69]);&quot;&quot;)">
            <text:p/>
          </table:table-cell>
          <table:table-cell table:formula="of:=IF([.T69]&lt;&gt;[.T68];[.T69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70]&lt;&gt;&quot;&quot;;VALUE([.F70]);&quot;&quot;)">
            <text:p/>
          </table:table-cell>
          <table:table-cell table:number-columns-repeated="3"/>
          <table:table-cell table:formula="of:=IF([.J70]&lt;&gt;&quot;&quot;;VALUE([.J70]);&quot;&quot;)">
            <text:p/>
          </table:table-cell>
          <table:table-cell table:number-columns-repeated="2"/>
          <table:table-cell table:formula="of:=IF([.N70]&lt;&gt;&quot;&quot;;VALUE([.N70]);&quot;&quot;)">
            <text:p/>
          </table:table-cell>
          <table:table-cell/>
          <table:table-cell table:formula="of:=IF([.Q70]&lt;&gt;&quot;&quot;;VALUE([.Q70]);&quot;&quot;)">
            <text:p/>
          </table:table-cell>
          <table:table-cell office:value-type="float" office:value="69" calcext:value-type="float">
            <text:p>69</text:p>
          </table:table-cell>
          <table:table-cell table:formula="of:=IF([.S70]&lt;=COUNT([.$I$2:.$R$100]);SMALL([.$I$2:.$R$100];[.S70]);&quot;&quot;)">
            <text:p/>
          </table:table-cell>
          <table:table-cell table:formula="of:=IF(ISNUMBER([.T70]);COUNTIF([.$I$2:.$R$100];[.T70]);&quot;&quot;)">
            <text:p/>
          </table:table-cell>
          <table:table-cell table:formula="of:=IF([.T70]&lt;&gt;[.T69];[.T70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71]&lt;&gt;&quot;&quot;;VALUE([.F71]);&quot;&quot;)">
            <text:p/>
          </table:table-cell>
          <table:table-cell table:number-columns-repeated="3"/>
          <table:table-cell table:formula="of:=IF([.J71]&lt;&gt;&quot;&quot;;VALUE([.J71]);&quot;&quot;)">
            <text:p/>
          </table:table-cell>
          <table:table-cell table:number-columns-repeated="2"/>
          <table:table-cell table:formula="of:=IF([.N71]&lt;&gt;&quot;&quot;;VALUE([.N71]);&quot;&quot;)">
            <text:p/>
          </table:table-cell>
          <table:table-cell/>
          <table:table-cell table:formula="of:=IF([.Q71]&lt;&gt;&quot;&quot;;VALUE([.Q71])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S71]&lt;=COUNT([.$I$2:.$R$100]);SMALL([.$I$2:.$R$100];[.S71]);&quot;&quot;)">
            <text:p/>
          </table:table-cell>
          <table:table-cell table:formula="of:=IF(ISNUMBER([.T71]);COUNTIF([.$I$2:.$R$100];[.T71]);&quot;&quot;)">
            <text:p/>
          </table:table-cell>
          <table:table-cell table:formula="of:=IF([.T71]&lt;&gt;[.T70];[.T71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72]&lt;&gt;&quot;&quot;;VALUE([.F72]);&quot;&quot;)">
            <text:p/>
          </table:table-cell>
          <table:table-cell table:number-columns-repeated="3"/>
          <table:table-cell table:formula="of:=IF([.J72]&lt;&gt;&quot;&quot;;VALUE([.J72]);&quot;&quot;)">
            <text:p/>
          </table:table-cell>
          <table:table-cell table:number-columns-repeated="2"/>
          <table:table-cell table:formula="of:=IF([.N72]&lt;&gt;&quot;&quot;;VALUE([.N72]);&quot;&quot;)">
            <text:p/>
          </table:table-cell>
          <table:table-cell/>
          <table:table-cell table:formula="of:=IF([.Q72]&lt;&gt;&quot;&quot;;VALUE([.Q72]);&quot;&quot;)">
            <text:p/>
          </table:table-cell>
          <table:table-cell office:value-type="float" office:value="71" calcext:value-type="float">
            <text:p>71</text:p>
          </table:table-cell>
          <table:table-cell table:formula="of:=IF([.S72]&lt;=COUNT([.$I$2:.$R$100]);SMALL([.$I$2:.$R$100];[.S72]);&quot;&quot;)">
            <text:p/>
          </table:table-cell>
          <table:table-cell table:formula="of:=IF(ISNUMBER([.T72]);COUNTIF([.$I$2:.$R$100];[.T72]);&quot;&quot;)">
            <text:p/>
          </table:table-cell>
          <table:table-cell table:formula="of:=IF([.T72]&lt;&gt;[.T71];[.T72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8"/>
          <table:table-cell table:formula="of:=IF([.F73]&lt;&gt;&quot;&quot;;VALUE([.F73]);&quot;&quot;)">
            <text:p/>
          </table:table-cell>
          <table:table-cell table:number-columns-repeated="3"/>
          <table:table-cell table:formula="of:=IF([.J73]&lt;&gt;&quot;&quot;;VALUE([.J73]);&quot;&quot;)">
            <text:p/>
          </table:table-cell>
          <table:table-cell table:number-columns-repeated="2"/>
          <table:table-cell table:formula="of:=IF([.N73]&lt;&gt;&quot;&quot;;VALUE([.N73]);&quot;&quot;)">
            <text:p/>
          </table:table-cell>
          <table:table-cell/>
          <table:table-cell table:formula="of:=IF([.Q73]&lt;&gt;&quot;&quot;;VALUE([.Q73]);&quot;&quot;)">
            <text:p/>
          </table:table-cell>
          <table:table-cell office:value-type="float" office:value="72" calcext:value-type="float">
            <text:p>72</text:p>
          </table:table-cell>
          <table:table-cell table:formula="of:=IF([.S73]&lt;=COUNT([.$I$2:.$R$100]);SMALL([.$I$2:.$R$100];[.S73]);&quot;&quot;)">
            <text:p/>
          </table:table-cell>
          <table:table-cell table:formula="of:=IF(ISNUMBER([.T73]);COUNTIF([.$I$2:.$R$100];[.T73]);&quot;&quot;)">
            <text:p/>
          </table:table-cell>
          <table:table-cell table:formula="of:=IF([.T73]&lt;&gt;[.T72];[.T73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12"/>
          <table:table-cell table:formula="of:=IF([.J74]&lt;&gt;&quot;&quot;;VALUE([.J74]);&quot;&quot;)">
            <text:p/>
          </table:table-cell>
          <table:table-cell table:number-columns-repeated="2"/>
          <table:table-cell table:formula="of:=IF([.N74]&lt;&gt;&quot;&quot;;VALUE([.N74]);&quot;&quot;)">
            <text:p/>
          </table:table-cell>
          <table:table-cell/>
          <table:table-cell table:formula="of:=IF([.Q74]&lt;&gt;&quot;&quot;;VALUE([.Q74]);&quot;&quot;)">
            <text:p/>
          </table:table-cell>
          <table:table-cell office:value-type="float" office:value="73" calcext:value-type="float">
            <text:p>73</text:p>
          </table:table-cell>
          <table:table-cell table:formula="of:=IF([.S74]&lt;=COUNT([.$I$2:.$R$100]);SMALL([.$I$2:.$R$100];[.S74]);&quot;&quot;)">
            <text:p/>
          </table:table-cell>
          <table:table-cell table:formula="of:=IF(ISNUMBER([.T74]);COUNTIF([.$I$2:.$R$100];[.T74]);&quot;&quot;)">
            <text:p/>
          </table:table-cell>
          <table:table-cell table:formula="of:=IF([.T74]&lt;&gt;[.T73];[.T74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12"/>
          <table:table-cell table:formula="of:=IF([.J75]&lt;&gt;&quot;&quot;;VALUE([.J75]);&quot;&quot;)">
            <text:p/>
          </table:table-cell>
          <table:table-cell table:number-columns-repeated="2"/>
          <table:table-cell table:formula="of:=IF([.N75]&lt;&gt;&quot;&quot;;VALUE([.N75]);&quot;&quot;)">
            <text:p/>
          </table:table-cell>
          <table:table-cell/>
          <table:table-cell table:formula="of:=IF([.Q75]&lt;&gt;&quot;&quot;;VALUE([.Q75]);&quot;&quot;)">
            <text:p/>
          </table:table-cell>
          <table:table-cell office:value-type="float" office:value="74" calcext:value-type="float">
            <text:p>74</text:p>
          </table:table-cell>
          <table:table-cell table:formula="of:=IF([.S75]&lt;=COUNT([.$I$2:.$R$100]);SMALL([.$I$2:.$R$100];[.S75]);&quot;&quot;)">
            <text:p/>
          </table:table-cell>
          <table:table-cell table:formula="of:=IF(ISNUMBER([.T75]);COUNTIF([.$I$2:.$R$100];[.T75]);&quot;&quot;)">
            <text:p/>
          </table:table-cell>
          <table:table-cell table:formula="of:=IF([.T75]&lt;&gt;[.T74];[.T75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12"/>
          <table:table-cell table:formula="of:=IF([.J76]&lt;&gt;&quot;&quot;;VALUE([.J76]);&quot;&quot;)">
            <text:p/>
          </table:table-cell>
          <table:table-cell table:number-columns-repeated="2"/>
          <table:table-cell table:formula="of:=IF([.N76]&lt;&gt;&quot;&quot;;VALUE([.N76]);&quot;&quot;)">
            <text:p/>
          </table:table-cell>
          <table:table-cell/>
          <table:table-cell table:formula="of:=IF([.Q76]&lt;&gt;&quot;&quot;;VALUE([.Q76]);&quot;&quot;)">
            <text:p/>
          </table:table-cell>
          <table:table-cell office:value-type="float" office:value="75" calcext:value-type="float">
            <text:p>75</text:p>
          </table:table-cell>
          <table:table-cell table:formula="of:=IF([.S76]&lt;=COUNT([.$I$2:.$R$100]);SMALL([.$I$2:.$R$100];[.S76]);&quot;&quot;)">
            <text:p/>
          </table:table-cell>
          <table:table-cell table:formula="of:=IF(ISNUMBER([.T76]);COUNTIF([.$I$2:.$R$100];[.T76]);&quot;&quot;)">
            <text:p/>
          </table:table-cell>
          <table:table-cell table:formula="of:=IF([.T76]&lt;&gt;[.T75];[.T76];&quot;&quot;)">
            <text:p/>
          </table:table-cell>
          <table:table-cell table:style-name="ce5" table:formula="of:=IF(ROW()&lt;([.$X$2]+1);SMALL([.V$2:.V$75];ROW()-1);&quot;&quot;)">
            <text:p/>
          </table:table-cell>
          <table:table-cell table:number-columns-repeated="234"/>
        </table:table-row>
        <table:table-row table:style-name="ro1">
          <table:table-cell table:number-columns-repeated="15"/>
          <table:table-cell table:formula="of:=IF([.N77]&lt;&gt;&quot;&quot;;VALUE([.N77]);&quot;&quot;)">
            <text:p/>
          </table:table-cell>
          <table:table-cell/>
          <table:table-cell table:formula="of:=IF([.Q77]&lt;&gt;&quot;&quot;;VALUE([.Q77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78]&lt;&gt;&quot;&quot;;VALUE([.N78]);&quot;&quot;)">
            <text:p/>
          </table:table-cell>
          <table:table-cell/>
          <table:table-cell table:formula="of:=IF([.Q78]&lt;&gt;&quot;&quot;;VALUE([.Q78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79]&lt;&gt;&quot;&quot;;VALUE([.N79]);&quot;&quot;)">
            <text:p/>
          </table:table-cell>
          <table:table-cell/>
          <table:table-cell table:formula="of:=IF([.Q79]&lt;&gt;&quot;&quot;;VALUE([.Q79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80]&lt;&gt;&quot;&quot;;VALUE([.N80]);&quot;&quot;)">
            <text:p/>
          </table:table-cell>
          <table:table-cell/>
          <table:table-cell table:formula="of:=IF([.Q80]&lt;&gt;&quot;&quot;;VALUE([.Q80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81]&lt;&gt;&quot;&quot;;VALUE([.N81]);&quot;&quot;)">
            <text:p/>
          </table:table-cell>
          <table:table-cell/>
          <table:table-cell table:formula="of:=IF([.Q81]&lt;&gt;&quot;&quot;;VALUE([.Q81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82]&lt;&gt;&quot;&quot;;VALUE([.N82]);&quot;&quot;)">
            <text:p/>
          </table:table-cell>
          <table:table-cell/>
          <table:table-cell table:formula="of:=IF([.Q82]&lt;&gt;&quot;&quot;;VALUE([.Q82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83]&lt;&gt;&quot;&quot;;VALUE([.N83]);&quot;&quot;)">
            <text:p/>
          </table:table-cell>
          <table:table-cell/>
          <table:table-cell table:formula="of:=IF([.Q83]&lt;&gt;&quot;&quot;;VALUE([.Q83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84]&lt;&gt;&quot;&quot;;VALUE([.N84]);&quot;&quot;)">
            <text:p/>
          </table:table-cell>
          <table:table-cell/>
          <table:table-cell table:formula="of:=IF([.Q84]&lt;&gt;&quot;&quot;;VALUE([.Q84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85]&lt;&gt;&quot;&quot;;VALUE([.N85]);&quot;&quot;)">
            <text:p/>
          </table:table-cell>
          <table:table-cell/>
          <table:table-cell table:formula="of:=IF([.Q85]&lt;&gt;&quot;&quot;;VALUE([.Q85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86]&lt;&gt;&quot;&quot;;VALUE([.N86]);&quot;&quot;)">
            <text:p/>
          </table:table-cell>
          <table:table-cell/>
          <table:table-cell table:formula="of:=IF([.Q86]&lt;&gt;&quot;&quot;;VALUE([.Q86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87]&lt;&gt;&quot;&quot;;VALUE([.N87]);&quot;&quot;)">
            <text:p/>
          </table:table-cell>
          <table:table-cell/>
          <table:table-cell table:formula="of:=IF([.Q87]&lt;&gt;&quot;&quot;;VALUE([.Q87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88]&lt;&gt;&quot;&quot;;VALUE([.N88]);&quot;&quot;)">
            <text:p/>
          </table:table-cell>
          <table:table-cell/>
          <table:table-cell table:formula="of:=IF([.Q88]&lt;&gt;&quot;&quot;;VALUE([.Q88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89]&lt;&gt;&quot;&quot;;VALUE([.N89]);&quot;&quot;)">
            <text:p/>
          </table:table-cell>
          <table:table-cell/>
          <table:table-cell table:formula="of:=IF([.Q89]&lt;&gt;&quot;&quot;;VALUE([.Q89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90]&lt;&gt;&quot;&quot;;VALUE([.N90]);&quot;&quot;)">
            <text:p/>
          </table:table-cell>
          <table:table-cell/>
          <table:table-cell table:formula="of:=IF([.Q90]&lt;&gt;&quot;&quot;;VALUE([.Q90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91]&lt;&gt;&quot;&quot;;VALUE([.N91]);&quot;&quot;)">
            <text:p/>
          </table:table-cell>
          <table:table-cell/>
          <table:table-cell table:formula="of:=IF([.Q91]&lt;&gt;&quot;&quot;;VALUE([.Q91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92]&lt;&gt;&quot;&quot;;VALUE([.N92]);&quot;&quot;)">
            <text:p/>
          </table:table-cell>
          <table:table-cell/>
          <table:table-cell table:formula="of:=IF([.Q92]&lt;&gt;&quot;&quot;;VALUE([.Q92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93]&lt;&gt;&quot;&quot;;VALUE([.N93]);&quot;&quot;)">
            <text:p/>
          </table:table-cell>
          <table:table-cell/>
          <table:table-cell table:formula="of:=IF([.Q93]&lt;&gt;&quot;&quot;;VALUE([.Q93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94]&lt;&gt;&quot;&quot;;VALUE([.N94]);&quot;&quot;)">
            <text:p/>
          </table:table-cell>
          <table:table-cell/>
          <table:table-cell table:formula="of:=IF([.Q94]&lt;&gt;&quot;&quot;;VALUE([.Q94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95]&lt;&gt;&quot;&quot;;VALUE([.N95]);&quot;&quot;)">
            <text:p/>
          </table:table-cell>
          <table:table-cell/>
          <table:table-cell table:formula="of:=IF([.Q95]&lt;&gt;&quot;&quot;;VALUE([.Q95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96]&lt;&gt;&quot;&quot;;VALUE([.N96]);&quot;&quot;)">
            <text:p/>
          </table:table-cell>
          <table:table-cell/>
          <table:table-cell table:formula="of:=IF([.Q96]&lt;&gt;&quot;&quot;;VALUE([.Q96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97]&lt;&gt;&quot;&quot;;VALUE([.N97]);&quot;&quot;)">
            <text:p/>
          </table:table-cell>
          <table:table-cell/>
          <table:table-cell table:formula="of:=IF([.Q97]&lt;&gt;&quot;&quot;;VALUE([.Q97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98]&lt;&gt;&quot;&quot;;VALUE([.N98]);&quot;&quot;)">
            <text:p/>
          </table:table-cell>
          <table:table-cell/>
          <table:table-cell table:formula="of:=IF([.Q98]&lt;&gt;&quot;&quot;;VALUE([.Q98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99]&lt;&gt;&quot;&quot;;VALUE([.N99]);&quot;&quot;)">
            <text:p/>
          </table:table-cell>
          <table:table-cell/>
          <table:table-cell table:formula="of:=IF([.Q99]&lt;&gt;&quot;&quot;;VALUE([.Q99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00]&lt;&gt;&quot;&quot;;VALUE([.N100]);&quot;&quot;)">
            <text:p/>
          </table:table-cell>
          <table:table-cell/>
          <table:table-cell table:formula="of:=IF([.Q100]&lt;&gt;&quot;&quot;;VALUE([.Q100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01]&lt;&gt;&quot;&quot;;VALUE([.N101]);&quot;&quot;)">
            <text:p/>
          </table:table-cell>
          <table:table-cell/>
          <table:table-cell table:formula="of:=IF([.Q101]&lt;&gt;&quot;&quot;;VALUE([.Q101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02]&lt;&gt;&quot;&quot;;VALUE([.N102]);&quot;&quot;)">
            <text:p/>
          </table:table-cell>
          <table:table-cell/>
          <table:table-cell table:formula="of:=IF([.Q102]&lt;&gt;&quot;&quot;;VALUE([.Q102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03]&lt;&gt;&quot;&quot;;VALUE([.N103]);&quot;&quot;)">
            <text:p/>
          </table:table-cell>
          <table:table-cell/>
          <table:table-cell table:formula="of:=IF([.Q103]&lt;&gt;&quot;&quot;;VALUE([.Q103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04]&lt;&gt;&quot;&quot;;VALUE([.N104]);&quot;&quot;)">
            <text:p/>
          </table:table-cell>
          <table:table-cell/>
          <table:table-cell table:formula="of:=IF([.Q104]&lt;&gt;&quot;&quot;;VALUE([.Q104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05]&lt;&gt;&quot;&quot;;VALUE([.N105]);&quot;&quot;)">
            <text:p/>
          </table:table-cell>
          <table:table-cell/>
          <table:table-cell table:formula="of:=IF([.Q105]&lt;&gt;&quot;&quot;;VALUE([.Q105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06]&lt;&gt;&quot;&quot;;VALUE([.N106]);&quot;&quot;)">
            <text:p/>
          </table:table-cell>
          <table:table-cell/>
          <table:table-cell table:formula="of:=IF([.Q106]&lt;&gt;&quot;&quot;;VALUE([.Q106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07]&lt;&gt;&quot;&quot;;VALUE([.N107]);&quot;&quot;)">
            <text:p/>
          </table:table-cell>
          <table:table-cell/>
          <table:table-cell table:formula="of:=IF([.Q107]&lt;&gt;&quot;&quot;;VALUE([.Q107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08]&lt;&gt;&quot;&quot;;VALUE([.N108]);&quot;&quot;)">
            <text:p/>
          </table:table-cell>
          <table:table-cell/>
          <table:table-cell table:formula="of:=IF([.Q108]&lt;&gt;&quot;&quot;;VALUE([.Q108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09]&lt;&gt;&quot;&quot;;VALUE([.N109]);&quot;&quot;)">
            <text:p/>
          </table:table-cell>
          <table:table-cell/>
          <table:table-cell table:formula="of:=IF([.Q109]&lt;&gt;&quot;&quot;;VALUE([.Q109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10]&lt;&gt;&quot;&quot;;VALUE([.N110]);&quot;&quot;)">
            <text:p/>
          </table:table-cell>
          <table:table-cell/>
          <table:table-cell table:formula="of:=IF([.Q110]&lt;&gt;&quot;&quot;;VALUE([.Q110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11]&lt;&gt;&quot;&quot;;VALUE([.N111]);&quot;&quot;)">
            <text:p/>
          </table:table-cell>
          <table:table-cell/>
          <table:table-cell table:formula="of:=IF([.Q111]&lt;&gt;&quot;&quot;;VALUE([.Q111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12]&lt;&gt;&quot;&quot;;VALUE([.N112]);&quot;&quot;)">
            <text:p/>
          </table:table-cell>
          <table:table-cell/>
          <table:table-cell table:formula="of:=IF([.Q112]&lt;&gt;&quot;&quot;;VALUE([.Q112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13]&lt;&gt;&quot;&quot;;VALUE([.N113]);&quot;&quot;)">
            <text:p/>
          </table:table-cell>
          <table:table-cell/>
          <table:table-cell table:formula="of:=IF([.Q113]&lt;&gt;&quot;&quot;;VALUE([.Q113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14]&lt;&gt;&quot;&quot;;VALUE([.N114]);&quot;&quot;)">
            <text:p/>
          </table:table-cell>
          <table:table-cell/>
          <table:table-cell table:formula="of:=IF([.Q114]&lt;&gt;&quot;&quot;;VALUE([.Q114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15]&lt;&gt;&quot;&quot;;VALUE([.N115]);&quot;&quot;)">
            <text:p/>
          </table:table-cell>
          <table:table-cell/>
          <table:table-cell table:formula="of:=IF([.Q115]&lt;&gt;&quot;&quot;;VALUE([.Q115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16]&lt;&gt;&quot;&quot;;VALUE([.N116]);&quot;&quot;)">
            <text:p/>
          </table:table-cell>
          <table:table-cell/>
          <table:table-cell table:formula="of:=IF([.Q116]&lt;&gt;&quot;&quot;;VALUE([.Q116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17]&lt;&gt;&quot;&quot;;VALUE([.N117]);&quot;&quot;)">
            <text:p/>
          </table:table-cell>
          <table:table-cell/>
          <table:table-cell table:formula="of:=IF([.Q117]&lt;&gt;&quot;&quot;;VALUE([.Q117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18]&lt;&gt;&quot;&quot;;VALUE([.N118]);&quot;&quot;)">
            <text:p/>
          </table:table-cell>
          <table:table-cell/>
          <table:table-cell table:formula="of:=IF([.Q118]&lt;&gt;&quot;&quot;;VALUE([.Q118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19]&lt;&gt;&quot;&quot;;VALUE([.N119]);&quot;&quot;)">
            <text:p/>
          </table:table-cell>
          <table:table-cell/>
          <table:table-cell table:formula="of:=IF([.Q119]&lt;&gt;&quot;&quot;;VALUE([.Q119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20]&lt;&gt;&quot;&quot;;VALUE([.N120]);&quot;&quot;)">
            <text:p/>
          </table:table-cell>
          <table:table-cell/>
          <table:table-cell table:formula="of:=IF([.Q120]&lt;&gt;&quot;&quot;;VALUE([.Q120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21]&lt;&gt;&quot;&quot;;VALUE([.N121]);&quot;&quot;)">
            <text:p/>
          </table:table-cell>
          <table:table-cell/>
          <table:table-cell table:formula="of:=IF([.Q121]&lt;&gt;&quot;&quot;;VALUE([.Q121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22]&lt;&gt;&quot;&quot;;VALUE([.N122]);&quot;&quot;)">
            <text:p/>
          </table:table-cell>
          <table:table-cell/>
          <table:table-cell table:formula="of:=IF([.Q122]&lt;&gt;&quot;&quot;;VALUE([.Q122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23]&lt;&gt;&quot;&quot;;VALUE([.N123]);&quot;&quot;)">
            <text:p/>
          </table:table-cell>
          <table:table-cell/>
          <table:table-cell table:formula="of:=IF([.Q123]&lt;&gt;&quot;&quot;;VALUE([.Q123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24]&lt;&gt;&quot;&quot;;VALUE([.N124]);&quot;&quot;)">
            <text:p/>
          </table:table-cell>
          <table:table-cell/>
          <table:table-cell table:formula="of:=IF([.Q124]&lt;&gt;&quot;&quot;;VALUE([.Q124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25]&lt;&gt;&quot;&quot;;VALUE([.N125]);&quot;&quot;)">
            <text:p/>
          </table:table-cell>
          <table:table-cell/>
          <table:table-cell table:formula="of:=IF([.Q125]&lt;&gt;&quot;&quot;;VALUE([.Q125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26]&lt;&gt;&quot;&quot;;VALUE([.N126]);&quot;&quot;)">
            <text:p/>
          </table:table-cell>
          <table:table-cell/>
          <table:table-cell table:formula="of:=IF([.Q126]&lt;&gt;&quot;&quot;;VALUE([.Q126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27]&lt;&gt;&quot;&quot;;VALUE([.N127]);&quot;&quot;)">
            <text:p/>
          </table:table-cell>
          <table:table-cell/>
          <table:table-cell table:formula="of:=IF([.Q127]&lt;&gt;&quot;&quot;;VALUE([.Q127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28]&lt;&gt;&quot;&quot;;VALUE([.N128]);&quot;&quot;)">
            <text:p/>
          </table:table-cell>
          <table:table-cell/>
          <table:table-cell table:formula="of:=IF([.Q128]&lt;&gt;&quot;&quot;;VALUE([.Q128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29]&lt;&gt;&quot;&quot;;VALUE([.N129]);&quot;&quot;)">
            <text:p/>
          </table:table-cell>
          <table:table-cell/>
          <table:table-cell table:formula="of:=IF([.Q129]&lt;&gt;&quot;&quot;;VALUE([.Q129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30]&lt;&gt;&quot;&quot;;VALUE([.N130]);&quot;&quot;)">
            <text:p/>
          </table:table-cell>
          <table:table-cell/>
          <table:table-cell table:formula="of:=IF([.Q130]&lt;&gt;&quot;&quot;;VALUE([.Q130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31]&lt;&gt;&quot;&quot;;VALUE([.N131]);&quot;&quot;)">
            <text:p/>
          </table:table-cell>
          <table:table-cell/>
          <table:table-cell table:formula="of:=IF([.Q131]&lt;&gt;&quot;&quot;;VALUE([.Q131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32]&lt;&gt;&quot;&quot;;VALUE([.N132]);&quot;&quot;)">
            <text:p/>
          </table:table-cell>
          <table:table-cell/>
          <table:table-cell table:formula="of:=IF([.Q132]&lt;&gt;&quot;&quot;;VALUE([.Q132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33]&lt;&gt;&quot;&quot;;VALUE([.N133]);&quot;&quot;)">
            <text:p/>
          </table:table-cell>
          <table:table-cell/>
          <table:table-cell table:formula="of:=IF([.Q133]&lt;&gt;&quot;&quot;;VALUE([.Q133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34]&lt;&gt;&quot;&quot;;VALUE([.N134]);&quot;&quot;)">
            <text:p/>
          </table:table-cell>
          <table:table-cell/>
          <table:table-cell table:formula="of:=IF([.Q134]&lt;&gt;&quot;&quot;;VALUE([.Q134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35]&lt;&gt;&quot;&quot;;VALUE([.N135]);&quot;&quot;)">
            <text:p/>
          </table:table-cell>
          <table:table-cell/>
          <table:table-cell table:formula="of:=IF([.Q135]&lt;&gt;&quot;&quot;;VALUE([.Q135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36]&lt;&gt;&quot;&quot;;VALUE([.N136]);&quot;&quot;)">
            <text:p/>
          </table:table-cell>
          <table:table-cell/>
          <table:table-cell table:formula="of:=IF([.Q136]&lt;&gt;&quot;&quot;;VALUE([.Q136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37]&lt;&gt;&quot;&quot;;VALUE([.N137]);&quot;&quot;)">
            <text:p/>
          </table:table-cell>
          <table:table-cell/>
          <table:table-cell table:formula="of:=IF([.Q137]&lt;&gt;&quot;&quot;;VALUE([.Q137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38]&lt;&gt;&quot;&quot;;VALUE([.N138]);&quot;&quot;)">
            <text:p/>
          </table:table-cell>
          <table:table-cell/>
          <table:table-cell table:formula="of:=IF([.Q138]&lt;&gt;&quot;&quot;;VALUE([.Q138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39]&lt;&gt;&quot;&quot;;VALUE([.N139]);&quot;&quot;)">
            <text:p/>
          </table:table-cell>
          <table:table-cell/>
          <table:table-cell table:formula="of:=IF([.Q139]&lt;&gt;&quot;&quot;;VALUE([.Q139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40]&lt;&gt;&quot;&quot;;VALUE([.N140]);&quot;&quot;)">
            <text:p/>
          </table:table-cell>
          <table:table-cell/>
          <table:table-cell table:formula="of:=IF([.Q140]&lt;&gt;&quot;&quot;;VALUE([.Q140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41]&lt;&gt;&quot;&quot;;VALUE([.N141]);&quot;&quot;)">
            <text:p/>
          </table:table-cell>
          <table:table-cell/>
          <table:table-cell table:formula="of:=IF([.Q141]&lt;&gt;&quot;&quot;;VALUE([.Q141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42]&lt;&gt;&quot;&quot;;VALUE([.N142]);&quot;&quot;)">
            <text:p/>
          </table:table-cell>
          <table:table-cell/>
          <table:table-cell table:formula="of:=IF([.Q142]&lt;&gt;&quot;&quot;;VALUE([.Q142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43]&lt;&gt;&quot;&quot;;VALUE([.N143]);&quot;&quot;)">
            <text:p/>
          </table:table-cell>
          <table:table-cell/>
          <table:table-cell table:formula="of:=IF([.Q143]&lt;&gt;&quot;&quot;;VALUE([.Q143]);&quot;&quot;)">
            <text:p/>
          </table:table-cell>
          <table:table-cell table:number-columns-repeated="239"/>
        </table:table-row>
        <table:table-row table:style-name="ro1">
          <table:table-cell table:number-columns-repeated="15"/>
          <table:table-cell table:formula="of:=IF([.N144]&lt;&gt;&quot;&quot;;VALUE([.N144]);&quot;&quot;)">
            <text:p/>
          </table:table-cell>
          <table:table-cell table:number-columns-repeated="241"/>
        </table:table-row>
        <table:table-row table:style-name="ro1">
          <table:table-cell table:number-columns-repeated="15"/>
          <table:table-cell table:formula="of:=IF([.N145]&lt;&gt;&quot;&quot;;VALUE([.N145]);&quot;&quot;)">
            <text:p/>
          </table:table-cell>
          <table:table-cell table:number-columns-repeated="241"/>
        </table:table-row>
        <table:table-row table:style-name="ro1">
          <table:table-cell table:number-columns-repeated="15"/>
          <table:table-cell table:formula="of:=IF([.N146]&lt;&gt;&quot;&quot;;VALUE([.N146]);&quot;&quot;)">
            <text:p/>
          </table:table-cell>
          <table:table-cell table:number-columns-repeated="241"/>
        </table:table-row>
        <table:table-row table:style-name="ro1">
          <table:table-cell table:number-columns-repeated="15"/>
          <table:table-cell table:formula="of:=IF([.N147]&lt;&gt;&quot;&quot;;VALUE([.N147]);&quot;&quot;)">
            <text:p/>
          </table:table-cell>
          <table:table-cell table:number-columns-repeated="241"/>
        </table:table-row>
        <table:table-row table:style-name="ro1">
          <table:table-cell table:number-columns-repeated="15"/>
          <table:table-cell table:formula="of:=IF([.N148]&lt;&gt;&quot;&quot;;VALUE([.N148]);&quot;&quot;)">
            <text:p/>
          </table:table-cell>
          <table:table-cell table:number-columns-repeated="241"/>
        </table:table-row>
        <table:table-row table:style-name="ro1">
          <table:table-cell table:number-columns-repeated="15"/>
          <table:table-cell table:formula="of:=IF([.N149]&lt;&gt;&quot;&quot;;VALUE([.N149]);&quot;&quot;)">
            <text:p/>
          </table:table-cell>
          <table:table-cell table:number-columns-repeated="241"/>
        </table:table-row>
        <table:table-row table:style-name="ro1">
          <table:table-cell table:number-columns-repeated="15"/>
          <table:table-cell table:formula="of:=IF([.N150]&lt;&gt;&quot;&quot;;VALUE([.N150]);&quot;&quot;)">
            <text:p/>
          </table:table-cell>
          <table:table-cell table:number-columns-repeated="241"/>
        </table:table-row>
        <table:table-row table:style-name="ro1">
          <table:table-cell table:number-columns-repeated="15"/>
          <table:table-cell table:formula="of:=IF([.N151]&lt;&gt;&quot;&quot;;VALUE([.N151]);&quot;&quot;)">
            <text:p/>
          </table:table-cell>
          <table:table-cell table:number-columns-repeated="241"/>
        </table:table-row>
        <table:table-row table:style-name="ro1">
          <table:table-cell table:number-columns-repeated="15"/>
          <table:table-cell table:formula="of:=IF([.N152]&lt;&gt;&quot;&quot;;VALUE([.N152]);&quot;&quot;)">
            <text:p/>
          </table:table-cell>
          <table:table-cell table:number-columns-repeated="241"/>
        </table:table-row>
        <table:table-row table:style-name="ro1" table:number-rows-repeated="104842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ce9"/>
        <table:table-column table:style-name="co4" table:default-cell-style-name="Default"/>
        <table:table-column table:style-name="co5" table:default-cell-style-name="ce11"/>
        <table:table-column table:style-name="co4" table:number-columns-repeated="2" table:default-cell-style-name="Default"/>
        <table:table-column table:style-name="co1" table:number-columns-repeated="5" table:default-cell-style-name="Default"/>
        <table:table-row table:style-name="ro3" table:number-rows-repeated="5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RB1</text:p>
          </table:table-cell>
          <table:table-cell table:number-columns-repeated="7"/>
        </table:table-row>
        <table:table-row table:style-name="ro3">
          <table:table-cell/>
          <table:table-cell table:style-name="ce10"/>
          <table:table-cell table:style-name="ce12"/>
          <table:table-cell table:style-name="ce10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B2</text:p>
          </table:table-cell>
          <table:table-cell table:style-name="ce10"/>
          <table:table-cell table:style-name="ce12" office:value-type="string" calcext:value-type="string">
            <text:p>RB7</text:p>
          </table:table-cell>
          <table:table-cell table:style-name="ce10"/>
          <table:table-cell office:value-type="string" calcext:value-type="string">
            <text:p>RB6</text:p>
          </table:table-cell>
          <table:table-cell table:number-columns-repeated="5"/>
        </table:table-row>
        <table:table-row table:style-name="ro3">
          <table:table-cell/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`</text:p>
          </table:table-cell>
          <table:table-cell/>
          <table:table-cell table:formula="of:=(1-[.C9])*2^7+(1-[.D8])*2^6+(1-[.D10])*2^5+(1-[.C11])*2^4+(1-[.B10])*2^3+(1-[.B8])*2^2+(1-[.C7])*2" office:value-type="float" office:value="110" calcext:value-type="float">
            <text:p>110</text:p>
          </table:table-cell>
          <table:table-cell table:formula="of:=DEC2BIN([.F9])" office:value-type="string" office:string-value="1101110" calcext:value-type="string">
            <text:p>110111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B3</text:p>
          </table:table-cell>
          <table:table-cell table:style-name="ce10"/>
          <table:table-cell table:style-name="ce12"/>
          <table:table-cell table:style-name="ce10"/>
          <table:table-cell office:value-type="string" calcext:value-type="string">
            <text:p>RB5</text:p>
          </table:table-cell>
          <table:table-cell table:number-columns-repeated="5"/>
        </table:table-row>
        <table:table-row table:style-name="ro3">
          <table:table-cell/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0000000</text:p>
          </table:table-cell>
          <table:table-cell table:formula="of:=&quot;0b&quot;&amp;[.I11]&amp;&quot;,&quot;&amp;&quot;//&quot;&amp;[.H11]" office:value-type="string" office:string-value="0b10000000,//0" calcext:value-type="string">
            <text:p>0b10000000,//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B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10011110</text:p>
          </table:table-cell>
          <table:table-cell table:formula="of:=&quot;0b&quot;&amp;[.I12]&amp;&quot;,&quot;&amp;&quot;//&quot;&amp;[.H12]" office:value-type="string" office:string-value="0b10011110,//1" calcext:value-type="string">
            <text:p>0b10011110,//1</text:p>
          </table:table-cell>
        </table:table-row>
        <table:table-row table:style-name="ro3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100100</text:p>
          </table:table-cell>
          <table:table-cell table:formula="of:=&quot;0b&quot;&amp;[.I13]&amp;&quot;,&quot;&amp;&quot;//&quot;&amp;[.H13]" office:value-type="string" office:string-value="0b100100,//2" calcext:value-type="string">
            <text:p>0b100100,//2</text:p>
          </table:table-cell>
        </table:table-row>
        <table:table-row table:style-name="ro3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1100</text:p>
          </table:table-cell>
          <table:table-cell table:formula="of:=&quot;0b&quot;&amp;[.I14]&amp;&quot;,&quot;&amp;&quot;//&quot;&amp;[.H14]" office:value-type="string" office:string-value="0b1100,//3" calcext:value-type="string">
            <text:p>0b1100,//3</text:p>
          </table:table-cell>
        </table:table-row>
        <table:table-row table:style-name="ro3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11010</text:p>
          </table:table-cell>
          <table:table-cell table:formula="of:=&quot;0b&quot;&amp;[.I15]&amp;&quot;,&quot;&amp;&quot;//&quot;&amp;[.H15]" office:value-type="string" office:string-value="0b11010,//4" calcext:value-type="string">
            <text:p>0b11010,//4</text:p>
          </table:table-cell>
        </table:table-row>
        <table:table-row table:style-name="ro3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1001000</text:p>
          </table:table-cell>
          <table:table-cell table:formula="of:=&quot;0b&quot;&amp;[.I16]&amp;&quot;,&quot;&amp;&quot;//&quot;&amp;[.H16]" office:value-type="string" office:string-value="0b1001000,//5" calcext:value-type="string">
            <text:p>0b1001000,//5</text:p>
          </table:table-cell>
        </table:table-row>
        <table:table-row table:style-name="ro3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1000000</text:p>
          </table:table-cell>
          <table:table-cell table:formula="of:=&quot;0b&quot;&amp;[.I17]&amp;&quot;,&quot;&amp;&quot;//&quot;&amp;[.H17]" office:value-type="string" office:string-value="0b1000000,//6" calcext:value-type="string">
            <text:p>0b1000000,//6</text:p>
          </table:table-cell>
        </table:table-row>
        <table:table-row table:style-name="ro3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10011100</text:p>
          </table:table-cell>
          <table:table-cell table:formula="of:=&quot;0b&quot;&amp;[.I18]&amp;&quot;,&quot;&amp;&quot;//&quot;&amp;[.H18]" office:value-type="string" office:string-value="0b10011100,//7" calcext:value-type="string">
            <text:p>0b10011100,//7</text:p>
          </table:table-cell>
        </table:table-row>
        <table:table-row table:style-name="ro3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&quot;0b&quot;&amp;[.I19]&amp;&quot;,&quot;&amp;&quot;//&quot;&amp;[.H19]" office:value-type="string" office:string-value="0b0,//8" calcext:value-type="string">
            <text:p>0b0,//8</text:p>
          </table:table-cell>
        </table:table-row>
        <table:table-row table:style-name="ro3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1000</text:p>
          </table:table-cell>
          <table:table-cell table:formula="of:=&quot;0b&quot;&amp;[.I20]&amp;&quot;,&quot;&amp;&quot;//&quot;&amp;[.H20]" office:value-type="string" office:string-value="0b1000,//9" calcext:value-type="string">
            <text:p>0b1000,//9</text:p>
          </table:table-cell>
        </table:table-row>
        <table:table-row table:style-name="ro3">
          <table:table-cell table:number-columns-repeated="7"/>
          <table:table-cell table:style-name="ce9" office:value-type="string" calcext:value-type="string">
            <text:p>-</text:p>
          </table:table-cell>
          <table:table-cell office:value-type="string" calcext:value-type="string">
            <text:p>1111110</text:p>
          </table:table-cell>
          <table:table-cell table:formula="of:=&quot;0b&quot;&amp;[.I21]&amp;&quot;,&quot;&amp;&quot;//&quot;&amp;[.H21]" office:value-type="string" office:string-value="0b1111110,//-" calcext:value-type="string">
            <text:p>0b1111110,//-</text:p>
          </table:table-cell>
        </table:table-row>
        <table:table-row table:style-name="ro3">
          <table:table-cell table:number-columns-repeated="7"/>
          <table:table-cell table:style-name="ce9" office:value-type="string" calcext:value-type="string">
            <text:p>E</text:p>
          </table:table-cell>
          <table:table-cell office:value-type="string" calcext:value-type="string">
            <text:p>1100000</text:p>
          </table:table-cell>
          <table:table-cell table:formula="of:=&quot;0b&quot;&amp;[.I22]&amp;&quot;,&quot;&amp;&quot;//&quot;&amp;[.H22]" office:value-type="string" office:string-value="0b1100000,//E" calcext:value-type="string">
            <text:p>0b1100000,//E</text:p>
          </table:table-cell>
        </table:table-row>
        <table:table-row table:style-name="ro3">
          <table:table-cell table:number-columns-repeated="7"/>
          <table:table-cell table:style-name="ce9" office:value-type="string" calcext:value-type="string">
            <text:p>H</text:p>
          </table:table-cell>
          <table:table-cell office:value-type="string" calcext:value-type="string">
            <text:p>10010</text:p>
          </table:table-cell>
          <table:table-cell table:formula="of:=&quot;0b&quot;&amp;[.I23]&amp;&quot;,&quot;&amp;&quot;//&quot;&amp;[.H23]" office:value-type="string" office:string-value="0b10010,//H" calcext:value-type="string">
            <text:p>0b10010,//H</text:p>
          </table:table-cell>
        </table:table-row>
        <table:table-row table:style-name="ro3">
          <table:table-cell table:number-columns-repeated="7"/>
          <table:table-cell table:style-name="ce9" office:value-type="string" calcext:value-type="string">
            <text:p>degree</text:p>
          </table:table-cell>
          <table:table-cell office:value-type="string" calcext:value-type="string">
            <text:p>111000</text:p>
          </table:table-cell>
          <table:table-cell table:formula="of:=&quot;0b&quot;&amp;[.I24]&amp;&quot;,&quot;&amp;&quot;//&quot;&amp;[.H24]" office:value-type="string" office:string-value="0b111000,//degree" calcext:value-type="string">
            <text:p>0b111000,//degree</text:p>
          </table:table-cell>
        </table:table-row>
        <table:table-row table:style-name="ro3">
          <table:table-cell table:number-columns-repeated="7"/>
          <table:table-cell table:style-name="ce9" office:value-type="string" calcext:value-type="string">
            <text:p>set</text:p>
          </table:table-cell>
          <table:table-cell office:value-type="string" calcext:value-type="string">
            <text:p>1101110</text:p>
          </table:table-cell>
          <table:table-cell table:formula="of:=&quot;0b&quot;&amp;[.I25]&amp;&quot;,&quot;&amp;&quot;//&quot;&amp;[.H25]" office:value-type="string" office:string-value="0b1101110,//set" calcext:value-type="string">
            <text:p>0b1101110,//set</text:p>
          </table:table-cell>
        </table:table-row>
        <table:table-row table:style-name="ro3" table:number-rows-repeated="1048550">
          <table:table-cell table:number-columns-repeated="10"/>
        </table:table-row>
        <table:table-row table:style-name="ro3">
          <table:table-cell table:number-columns-repeated="10"/>
        </table:table-row>
        <calcext:conditional-formats>
          <calcext:conditional-format calcext:target-range-address="Sheet2.B7:Sheet2.D11">
            <calcext:condition calcext:apply-style-name="Untitled1" calcext:value="=1" calcext:base-cell-address="Sheet2.B7"/>
          </calcext:conditional-format>
        </calcext:conditional-formats>
      </table:table>
      <table:table table:name="Sheet3" table:style-name="ta2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TRUE</number:text>
    </number:number-style>
    <number:number-style style:name="N127P1" style:volatile="true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5:22:50.491923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22:06:22.113860700</meta:creation-date>
    <dc:date>2016-04-20T15:23:53.379313402</dc:date>
    <meta:editing-cycles>9</meta:editing-cycles>
    <meta:editing-duration>PT1H54M5S</meta:editing-duration>
    <meta:generator>LibreOffice/5.0.3.2$Linux_X86_64 LibreOffice_project/00m0$Build-2</meta:generator>
    <meta:document-statistic meta:table-count="3" meta:cell-count="1022" meta:object-count="0"/>
  </office:meta>
</office:document-meta>
</file>